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2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方正行楷_GBK" svg:font-family="方正行楷_GBK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fo:color="#ce181e" fo:font-size="10.5pt" officeooo:rsid="003ea294" officeooo:paragraph-rsid="00288505" style:font-name-asian="SimSun" style:font-size-asian="10.5pt" style:font-weight-asian="bold"/>
    </style:style>
    <style:style style:name="P2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4" style:family="paragraph" style:parent-style-name="Standard">
      <style:paragraph-properties fo:line-height="175%" fo:text-align="start" style:justify-single-word="false"/>
      <style:text-properties officeooo:paragraph-rsid="005edaf0"/>
    </style:style>
    <style:style style:name="P5" style:family="paragraph" style:parent-style-name="Standard">
      <style:paragraph-properties fo:line-height="175%" fo:text-align="start" style:justify-single-word="false"/>
      <style:text-properties officeooo:paragraph-rsid="006a1204"/>
    </style:style>
    <style:style style:name="P6" style:family="paragraph" style:parent-style-name="Standard">
      <style:paragraph-properties fo:line-height="175%" fo:text-align="start" style:justify-single-word="false"/>
      <style:text-properties officeooo:paragraph-rsid="006b7bf6"/>
    </style:style>
    <style:style style:name="P7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8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9" style:family="paragraph" style:parent-style-name="Standard">
      <style:paragraph-properties fo:line-height="175%" fo:text-align="start" style:justify-single-word="false"/>
      <style:text-properties officeooo:rsid="00237d19" officeooo:paragraph-rsid="005edaf0" style:font-name-asian="SimSun" style:font-size-asian="10.5pt"/>
    </style:style>
    <style:style style:name="P10" style:family="paragraph" style:parent-style-name="Standard">
      <style:paragraph-properties fo:line-height="175%" fo:text-align="start" style:justify-single-word="false"/>
      <style:text-properties officeooo:rsid="00237d19" officeooo:paragraph-rsid="00604630" style:font-name-asian="SimSun" style:font-size-asian="10.5pt"/>
    </style:style>
    <style:style style:name="P11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2a2968" style:font-name-asian="SimSun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6b7bf6" style:font-name-asian="SimSun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2a2968" style:font-name-asian="SimSun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6a6e5e" style:font-name-asian="SimSun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2a2968" style:font-name-asian="SimSun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6a2829" style:font-name-asian="SimSun" style:font-size-asian="10.5pt" style:font-weight-asian="normal" style:font-weight-complex="normal"/>
    </style:style>
    <style:style style:name="P17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2a2968" style:font-name-asian="SimSun" style:font-size-asian="10.5pt"/>
    </style:style>
    <style:style style:name="P18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6886bf" style:font-name-asian="SimSun" style:font-size-asian="10.5pt"/>
    </style:style>
    <style:style style:name="P19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555b6" style:font-name-asian="SimSun" style:font-size-asian="10.5pt"/>
    </style:style>
    <style:style style:name="P20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a2829" style:font-name-asian="SimSun" style:font-size-asian="10.5pt"/>
    </style:style>
    <style:style style:name="P21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886bf" style:font-name-asian="SimSun" style:font-size-asian="10.5pt"/>
    </style:style>
    <style:style style:name="P22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ac16b" style:font-name-asian="SimSun" style:font-size-asian="10.5pt"/>
    </style:style>
    <style:style style:name="P2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60b0d" style:font-name-asian="SimSun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886bf" style:font-name-asian="SimSun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6e5e" style:font-name-asian="SimSun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2a2968" style:font-name-asian="SimSun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/>
    </style:style>
    <style:style style:name="P3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normal"/>
    </style:style>
    <style:style style:name="P3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6a6e5e" style:font-name-asian="SimSun" style:font-size-asian="10.5pt" style:font-weight-asian="bold" style:font-size-complex="10.5pt" style:font-weight-complex="normal"/>
    </style:style>
    <style:style style:name="P3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/>
    </style:style>
    <style:style style:name="P34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35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6b7bf6"/>
    </style:style>
    <style:style style:name="P36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37" style:family="paragraph" style:parent-style-name="Standard">
      <style:paragraph-properties fo:line-height="175%" fo:text-align="justify" style:justify-single-word="false"/>
      <style:text-properties fo:font-weight="normal" officeooo:paragraph-rsid="005edaf0" style:font-weight-asian="normal" style:font-weight-complex="normal"/>
    </style:style>
    <style:style style:name="P38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39" style:family="paragraph" style:parent-style-name="Standard">
      <style:paragraph-properties fo:line-height="175%" fo:text-align="start" style:justify-single-word="false"/>
      <style:text-properties officeooo:rsid="0048b7b5" officeooo:paragraph-rsid="005edaf0"/>
    </style:style>
    <style:style style:name="P40" style:family="paragraph" style:parent-style-name="Standard">
      <style:paragraph-properties fo:line-height="175%" fo:text-align="start" style:justify-single-word="false"/>
      <style:text-properties officeooo:rsid="0048b7b5" officeooo:paragraph-rsid="006a2829"/>
    </style:style>
    <style:style style:name="P41" style:family="paragraph" style:parent-style-name="Standard">
      <style:paragraph-properties fo:line-height="175%" fo:text-align="start" style:justify-single-word="false"/>
      <style:text-properties officeooo:rsid="0048b7b5" officeooo:paragraph-rsid="006b7bf6"/>
    </style:style>
    <style:style style:name="P42" style:family="paragraph" style:parent-style-name="Standard">
      <style:paragraph-properties fo:line-height="175%" fo:text-align="start" style:justify-single-word="false"/>
      <style:text-properties officeooo:rsid="00242511" officeooo:paragraph-rsid="002a2968"/>
    </style:style>
    <style:style style:name="P43" style:family="paragraph" style:parent-style-name="Standard">
      <style:paragraph-properties fo:line-height="175%" fo:text-align="start" style:justify-single-word="false"/>
      <style:text-properties officeooo:rsid="0045d016" officeooo:paragraph-rsid="002a2968"/>
    </style:style>
    <style:style style:name="P44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45" style:family="paragraph" style:parent-style-name="Standard">
      <style:paragraph-properties fo:line-height="175%" fo:text-align="start" style:justify-single-word="false"/>
      <style:text-properties fo:font-size="10.5pt" officeooo:paragraph-rsid="006a2829"/>
    </style:style>
    <style:style style:name="P46" style:family="paragraph" style:parent-style-name="Standard">
      <style:paragraph-properties fo:line-height="175%" fo:text-align="start" style:justify-single-word="false"/>
      <style:text-properties fo:font-size="10.5pt" officeooo:paragraph-rsid="006b7bf6"/>
    </style:style>
    <style:style style:name="P47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2a2968"/>
    </style:style>
    <style:style style:name="P48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49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5e3390" style:font-name-asian="SimSun" style:font-size-asian="10.5pt" style:font-weight-asian="normal" style:font-weight-complex="normal"/>
    </style:style>
    <style:style style:name="P50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51" style:family="paragraph" style:parent-style-name="Standard">
      <style:paragraph-properties fo:line-height="175%" fo:text-align="start" style:justify-single-word="false"/>
      <style:text-properties officeooo:rsid="004aa371" officeooo:paragraph-rsid="006b7bf6"/>
    </style:style>
    <style:style style:name="P52" style:family="paragraph" style:parent-style-name="Standard">
      <style:paragraph-properties fo:line-height="175%" fo:text-align="start" style:justify-single-word="false"/>
      <style:text-properties officeooo:rsid="004b3fc1" officeooo:paragraph-rsid="002a2968"/>
    </style:style>
    <style:style style:name="P53" style:family="paragraph" style:parent-style-name="Standard">
      <style:paragraph-properties fo:line-height="175%" fo:text-align="start" style:justify-single-word="false"/>
      <style:text-properties officeooo:rsid="004af632" officeooo:paragraph-rsid="002a2968"/>
    </style:style>
    <style:style style:name="P54" style:family="paragraph" style:parent-style-name="Standard">
      <style:paragraph-properties fo:line-height="175%" fo:text-align="justify" style:justify-single-word="false"/>
      <style:text-properties officeooo:rsid="004f0415" officeooo:paragraph-rsid="002a2968"/>
    </style:style>
    <style:style style:name="P55" style:family="paragraph" style:parent-style-name="Standard">
      <style:paragraph-properties fo:line-height="175%" fo:text-align="justify" style:justify-single-word="false"/>
      <style:text-properties officeooo:rsid="004f0415" officeooo:paragraph-rsid="006a2829"/>
    </style:style>
    <style:style style:name="P56" style:family="paragraph" style:parent-style-name="Standard">
      <style:paragraph-properties fo:line-height="175%" fo:text-align="start" style:justify-single-word="false"/>
      <style:text-properties officeooo:rsid="004f0415" officeooo:paragraph-rsid="006a2829"/>
    </style:style>
    <style:style style:name="P57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58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line-height="175%" fo:text-align="start" style:justify-single-word="false"/>
      <style:text-properties officeooo:rsid="001ccc32" officeooo:paragraph-rsid="005edaf0"/>
    </style:style>
    <style:style style:name="P60" style:family="paragraph" style:parent-style-name="Text_20_body">
      <style:text-properties officeooo:rsid="00243411" officeooo:paragraph-rsid="006ddc56"/>
    </style:style>
    <style:style style:name="P61" style:family="paragraph" style:parent-style-name="Text_20_body">
      <style:text-properties fo:font-weight="bold" officeooo:rsid="002a8267" officeooo:paragraph-rsid="006ddc56" style:font-weight-asian="bold" style:font-weight-complex="bold"/>
    </style:style>
    <style:style style:name="P62" style:family="paragraph" style:parent-style-name="Text_20_body">
      <style:text-properties fo:font-weight="bold" officeooo:rsid="00229775" officeooo:paragraph-rsid="006ddc56" style:font-weight-asian="bold" style:font-weight-complex="bold"/>
    </style:style>
    <style:style style:name="P63" style:family="paragraph" style:parent-style-name="Text_20_body">
      <style:text-properties fo:font-weight="bold" officeooo:rsid="002299d5" officeooo:paragraph-rsid="006ddc56" style:font-weight-asian="bold" style:font-weight-complex="bold"/>
    </style:style>
    <style:style style:name="P64" style:family="paragraph" style:parent-style-name="Text_20_body">
      <style:text-properties fo:font-weight="bold" officeooo:rsid="00243411" officeooo:paragraph-rsid="006ddc56" style:font-weight-asian="bold" style:font-weight-complex="bold"/>
    </style:style>
    <style:style style:name="P65" style:family="paragraph" style:parent-style-name="Text_20_body">
      <style:text-properties fo:font-weight="bold" officeooo:rsid="003e0b71" officeooo:paragraph-rsid="006ddc56" style:font-weight-asian="bold" style:font-weight-complex="bold"/>
    </style:style>
    <style:style style:name="P66" style:family="paragraph" style:parent-style-name="Text_20_body">
      <style:text-properties fo:font-weight="bold" officeooo:paragraph-rsid="006ddc56" style:font-weight-asian="bold" style:font-weight-complex="bold"/>
    </style:style>
    <style:style style:name="P67" style:family="paragraph" style:parent-style-name="Text_20_body">
      <style:text-properties fo:color="#000000" fo:font-weight="bold" officeooo:rsid="002a8267" officeooo:paragraph-rsid="006ddc56" style:font-weight-asian="bold" style:font-weight-complex="bold"/>
    </style:style>
    <style:style style:name="P68" style:family="paragraph" style:parent-style-name="Text_20_body">
      <style:text-properties fo:color="#000000" fo:font-weight="bold" officeooo:rsid="00226806" officeooo:paragraph-rsid="006ddc56" style:font-weight-asian="bold" style:font-weight-complex="bold"/>
    </style:style>
    <style:style style:name="P69" style:family="paragraph" style:parent-style-name="Text_20_body">
      <style:text-properties fo:color="#000000" officeooo:rsid="00226806" officeooo:paragraph-rsid="006ddc56"/>
    </style:style>
    <style:style style:name="P70" style:family="paragraph" style:parent-style-name="Text_20_body">
      <style:text-properties fo:color="#000000" officeooo:rsid="001a9cd1" officeooo:paragraph-rsid="006ddc56"/>
    </style:style>
    <style:style style:name="P71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72" style:family="paragraph" style:parent-style-name="Text_20_body">
      <style:text-properties officeooo:rsid="00226806" officeooo:paragraph-rsid="006ddc56"/>
    </style:style>
    <style:style style:name="P73" style:family="paragraph" style:parent-style-name="Text_20_body">
      <style:text-properties fo:font-weight="normal" officeooo:rsid="002bf3b1" officeooo:paragraph-rsid="006ddc56" style:font-weight-asian="normal" style:font-weight-complex="normal"/>
    </style:style>
    <style:style style:name="P74" style:family="paragraph" style:parent-style-name="Text_20_body">
      <style:text-properties fo:font-weight="normal" officeooo:rsid="00229775" officeooo:paragraph-rsid="006ddc56" style:font-weight-asian="normal" style:font-weight-complex="normal"/>
    </style:style>
    <style:style style:name="P75" style:family="paragraph" style:parent-style-name="Text_20_body">
      <style:text-properties fo:font-weight="normal" officeooo:rsid="002e910f" officeooo:paragraph-rsid="006ddc56" style:font-weight-asian="normal" style:font-weight-complex="normal"/>
    </style:style>
    <style:style style:name="P76" style:family="paragraph" style:parent-style-name="Text_20_body">
      <style:text-properties fo:font-weight="normal" officeooo:rsid="002b0531" officeooo:paragraph-rsid="006ddc56" style:font-weight-asian="normal" style:font-weight-complex="normal"/>
    </style:style>
    <style:style style:name="P77" style:family="paragraph" style:parent-style-name="Text_20_body">
      <style:text-properties fo:font-weight="normal" officeooo:rsid="0036e0a3" officeooo:paragraph-rsid="006ddc56" style:font-weight-asian="normal" style:font-weight-complex="normal"/>
    </style:style>
    <style:style style:name="P78" style:family="paragraph" style:parent-style-name="Text_20_body">
      <style:text-properties fo:font-weight="normal" officeooo:paragraph-rsid="006ddc56" style:font-weight-asian="normal" style:font-weight-complex="normal"/>
    </style:style>
    <style:style style:name="P79" style:family="paragraph" style:parent-style-name="Text_20_body">
      <style:text-properties officeooo:rsid="00229775" officeooo:paragraph-rsid="006ddc56"/>
    </style:style>
    <style:style style:name="P80" style:family="paragraph" style:parent-style-name="Text_20_body">
      <style:text-properties officeooo:rsid="00331e1d" officeooo:paragraph-rsid="006ddc56"/>
    </style:style>
    <style:style style:name="P81" style:family="paragraph" style:parent-style-name="Text_20_body">
      <style:text-properties officeooo:rsid="002d7979" officeooo:paragraph-rsid="006ddc56"/>
    </style:style>
    <style:style style:name="P82" style:family="paragraph" style:parent-style-name="Text_20_body">
      <style:text-properties officeooo:rsid="002e65be" officeooo:paragraph-rsid="006ddc56"/>
    </style:style>
    <style:style style:name="P83" style:family="paragraph" style:parent-style-name="Text_20_body">
      <style:text-properties officeooo:rsid="003e0b71" officeooo:paragraph-rsid="006ddc56"/>
    </style:style>
    <style:style style:name="P84" style:family="paragraph" style:parent-style-name="Text_20_body">
      <style:text-properties officeooo:rsid="002299d5" officeooo:paragraph-rsid="006ddc56"/>
    </style:style>
    <style:style style:name="P85" style:family="paragraph" style:parent-style-name="Text_20_body">
      <style:text-properties officeooo:rsid="002e910f" officeooo:paragraph-rsid="006ddc56"/>
    </style:style>
    <style:style style:name="P86" style:family="paragraph" style:parent-style-name="Text_20_body">
      <style:text-properties officeooo:rsid="0030480f" officeooo:paragraph-rsid="006ddc56"/>
    </style:style>
    <style:style style:name="P87" style:family="paragraph" style:parent-style-name="Text_20_body">
      <style:text-properties officeooo:rsid="0030abdb" officeooo:paragraph-rsid="006ddc56"/>
    </style:style>
    <style:style style:name="P88" style:family="paragraph" style:parent-style-name="Text_20_body">
      <style:text-properties officeooo:rsid="0031b487" officeooo:paragraph-rsid="006ddc56"/>
    </style:style>
    <style:style style:name="P89" style:family="paragraph" style:parent-style-name="Text_20_body">
      <style:text-properties officeooo:rsid="002b0531" officeooo:paragraph-rsid="006ddc56"/>
    </style:style>
    <style:style style:name="P90" style:family="paragraph" style:parent-style-name="Text_20_body">
      <style:text-properties officeooo:rsid="00183d4c" officeooo:paragraph-rsid="006ddc56"/>
    </style:style>
    <style:style style:name="P91" style:family="paragraph" style:parent-style-name="Text_20_body">
      <style:text-properties officeooo:rsid="00194136" officeooo:paragraph-rsid="006ddc56"/>
    </style:style>
    <style:style style:name="P92" style:family="paragraph" style:parent-style-name="Text_20_body">
      <style:text-properties fo:color="#ce181e" officeooo:rsid="001a9cd1" officeooo:paragraph-rsid="006ddc56"/>
    </style:style>
    <style:style style:name="P93" style:family="paragraph" style:parent-style-name="Text_20_body">
      <style:text-properties officeooo:rsid="00145546" officeooo:paragraph-rsid="006ddc56"/>
    </style:style>
    <style:style style:name="P94" style:family="paragraph" style:parent-style-name="Text_20_body">
      <style:text-properties officeooo:rsid="00357932" officeooo:paragraph-rsid="006ddc56"/>
    </style:style>
    <style:style style:name="P95" style:family="paragraph" style:parent-style-name="Text_20_body">
      <style:text-properties officeooo:rsid="0036db9a" officeooo:paragraph-rsid="006ddc56"/>
    </style:style>
    <style:style style:name="P96" style:family="paragraph" style:parent-style-name="Text_20_body">
      <style:text-properties officeooo:rsid="0036e0a3" officeooo:paragraph-rsid="006ddc56"/>
    </style:style>
    <style:style style:name="P97" style:family="paragraph" style:parent-style-name="Text_20_body">
      <style:text-properties officeooo:rsid="00360199" officeooo:paragraph-rsid="006ddc56"/>
    </style:style>
    <style:style style:name="P98" style:family="paragraph" style:parent-style-name="Text_20_body">
      <style:text-properties officeooo:paragraph-rsid="006ddc56"/>
    </style:style>
    <style:style style:name="P99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100" style:family="paragraph" style:parent-style-name="Text_20_body">
      <style:text-properties fo:font-size="12pt" fo:font-weight="normal" officeooo:rsid="002768d2" officeooo:paragraph-rsid="002768d2" style:font-size-asian="10.5pt" style:font-weight-asian="normal" style:font-size-complex="12pt" style:font-weight-complex="normal"/>
    </style:style>
    <style:style style:name="P101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02" style:family="paragraph" style:parent-style-name="Text_20_body">
      <style:text-properties fo:font-size="12pt" fo:font-weight="normal" officeooo:rsid="002768d2" officeooo:paragraph-rsid="006f2f04" style:font-size-asian="10.5pt" style:font-weight-asian="normal" style:font-size-complex="12pt" style:font-weight-complex="normal"/>
    </style:style>
    <style:style style:name="P103" style:family="paragraph" style:parent-style-name="Text_20_body">
      <style:text-properties fo:font-size="12pt" fo:font-weight="normal" officeooo:rsid="0037a657" officeooo:paragraph-rsid="005cbb6f" style:font-size-asian="10.5pt" style:font-weight-asian="normal" style:font-size-complex="12pt" style:font-weight-complex="normal"/>
    </style:style>
    <style:style style:name="P104" style:family="paragraph" style:parent-style-name="Text_20_body">
      <style:text-properties fo:font-size="12pt" fo:font-weight="normal" officeooo:rsid="003af6cd" officeooo:paragraph-rsid="005cbb6f" style:font-size-asian="10.5pt" style:font-weight-asian="normal" style:font-size-complex="12pt" style:font-weight-complex="normal"/>
    </style:style>
    <style:style style:name="P105" style:family="paragraph" style:parent-style-name="Text_20_body">
      <style:paragraph-properties fo:line-height="175%" fo:text-align="start" style:justify-single-word="false"/>
      <style:text-properties style:font-name="SimSun"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106" style:family="paragraph" style:parent-style-name="Text_20_body">
      <style:text-properties officeooo:paragraph-rsid="006f2f04"/>
    </style:style>
    <style:style style:name="P107" style:family="paragraph" style:parent-style-name="Text_20_body">
      <style:text-properties fo:font-size="24pt" fo:font-weight="bold" officeooo:rsid="002768d2" officeooo:paragraph-rsid="006f2f04" style:font-size-asian="24pt" style:font-weight-asian="bold" style:font-size-complex="24pt" style:font-weight-complex="bold"/>
    </style:style>
    <style:style style:name="P108" style:family="paragraph" style:parent-style-name="Text_20_body">
      <style:paragraph-properties fo:line-height="175%" fo:text-align="start" style:justify-single-word="false"/>
      <style:text-properties fo:font-size="24pt" officeooo:paragraph-rsid="006f2f04" style:font-size-asian="24pt" style:font-size-complex="24pt"/>
    </style:style>
    <style:style style:name="P10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6ac16b" style:font-name-asian="SimSun" style:font-size-asian="10.5pt" style:font-weight-asian="normal" style:font-weight-complex="normal"/>
    </style:style>
    <style:style style:name="P110" style:family="paragraph" style:parent-style-name="Standard">
      <style:text-properties style:font-name="SimSun" fo:font-size="10.5pt" officeooo:rsid="0046ee1c" officeooo:paragraph-rsid="006ddc56" style:font-name-asian="SimSun" style:font-size-asian="10.5pt" style:font-size-complex="16pt"/>
    </style:style>
    <style:style style:name="P111" style:family="paragraph" style:parent-style-name="Standard">
      <style:text-properties style:font-name="SimSun" fo:font-size="10.5pt" officeooo:rsid="0046ee1c" officeooo:paragraph-rsid="006f2f04" style:font-name-asian="SimSun" style:font-size-asian="10.5pt" style:font-size-complex="16pt"/>
    </style:style>
    <style:style style:name="P112" style:family="paragraph" style:parent-style-name="Standard">
      <style:text-properties style:font-name="SimSun" fo:font-size="10.5pt" fo:font-weight="bold" officeooo:rsid="00242511" officeooo:paragraph-rsid="006ddc56" style:font-name-asian="SimSun" style:font-size-asian="10.5pt" style:font-weight-asian="bold" style:font-size-complex="10.5pt" style:font-weight-complex="bold"/>
    </style:style>
    <style:style style:name="P113" style:family="paragraph" style:parent-style-name="Standard">
      <style:text-properties style:font-name="SimSun" fo:font-size="10.5pt" fo:font-weight="bold" officeooo:rsid="00242511" officeooo:paragraph-rsid="006f2f04" style:font-name-asian="SimSun" style:font-size-asian="10.5pt" style:font-weight-asian="bold" style:font-size-complex="10.5pt" style:font-weight-complex="bold"/>
    </style:style>
    <style:style style:name="P11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115" style:family="paragraph" style:parent-style-name="Standard">
      <style:text-properties fo:font-size="14pt" officeooo:rsid="001a6fdd" officeooo:paragraph-rsid="006ddc56" style:font-size-asian="14pt" style:font-size-complex="14pt"/>
    </style:style>
    <style:style style:name="P116" style:family="paragraph" style:parent-style-name="Standard">
      <style:text-properties fo:font-size="14pt" officeooo:rsid="001c09e5" officeooo:paragraph-rsid="006ddc56" style:font-size-asian="14pt" style:font-size-complex="14pt"/>
    </style:style>
    <style:style style:name="P117" style:family="paragraph" style:parent-style-name="Standard">
      <style:text-properties fo:font-size="14pt" officeooo:rsid="001aa889" officeooo:paragraph-rsid="006ddc56" style:font-size-asian="14pt" style:font-size-complex="14pt"/>
    </style:style>
    <style:style style:name="P118" style:family="paragraph" style:parent-style-name="Standard">
      <style:text-properties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119" style:family="paragraph" style:parent-style-name="Standard">
      <style:text-properties fo:font-size="16pt" officeooo:rsid="0009ed68" officeooo:paragraph-rsid="006ddc56" style:font-size-asian="16pt" style:font-size-complex="16pt"/>
    </style:style>
    <style:style style:name="P120" style:family="paragraph" style:parent-style-name="Standard">
      <style:paragraph-properties fo:line-height="175%" fo:text-align="start" style:justify-single-word="false"/>
      <style:text-properties fo:font-size="16pt" officeooo:rsid="0009ed68" officeooo:paragraph-rsid="006ddc56" style:font-size-asian="16pt" style:font-size-complex="16pt"/>
    </style:style>
    <style:style style:name="P121" style:family="paragraph" style:parent-style-name="Standard">
      <style:paragraph-properties fo:line-height="175%" fo:text-align="start" style:justify-single-word="false"/>
      <style:text-properties fo:font-size="16pt" officeooo:rsid="0009ed68" officeooo:paragraph-rsid="006f2f04" style:font-size-asian="16pt" style:font-size-complex="16pt"/>
    </style:style>
    <style:style style:name="P122" style:family="paragraph" style:parent-style-name="Standard">
      <style:text-properties fo:font-size="16pt" officeooo:rsid="0009ed68" officeooo:paragraph-rsid="006f2f04" style:font-size-asian="16pt" style:font-size-complex="16pt"/>
    </style:style>
    <style:style style:name="P123" style:family="paragraph" style:parent-style-name="Standard">
      <style:text-properties fo:font-size="16pt" officeooo:rsid="000e3403" officeooo:paragraph-rsid="006ddc56" style:font-size-asian="16pt" style:font-size-complex="16pt"/>
    </style:style>
    <style:style style:name="P124" style:family="paragraph" style:parent-style-name="Standard">
      <style:text-properties fo:font-size="16pt" officeooo:rsid="000e3403" officeooo:paragraph-rsid="006f2f04" style:font-size-asian="16pt" style:font-size-complex="16pt"/>
    </style:style>
    <style:style style:name="P125" style:family="paragraph" style:parent-style-name="Standard">
      <style:text-properties fo:font-size="16pt" officeooo:rsid="000c8263" officeooo:paragraph-rsid="006ddc56" style:font-size-asian="16pt" style:font-size-complex="16pt"/>
    </style:style>
    <style:style style:name="P126" style:family="paragraph" style:parent-style-name="Standard">
      <style:text-properties fo:font-size="16pt" officeooo:rsid="000c8263" officeooo:paragraph-rsid="006f2f04" style:font-size-asian="16pt" style:font-size-complex="16pt"/>
    </style:style>
    <style:style style:name="P127" style:family="paragraph" style:parent-style-name="Standard">
      <style:text-properties fo:font-size="16pt" officeooo:rsid="00106a1e" officeooo:paragraph-rsid="006ddc56" style:font-size-asian="16pt" style:font-size-complex="16pt"/>
    </style:style>
    <style:style style:name="P128" style:family="paragraph" style:parent-style-name="Standard">
      <style:text-properties fo:font-size="16pt" officeooo:rsid="00106a1e" officeooo:paragraph-rsid="006f2f04" style:font-size-asian="16pt" style:font-size-complex="16pt"/>
    </style:style>
    <style:style style:name="P129" style:family="paragraph" style:parent-style-name="Standard">
      <style:text-properties fo:font-size="16pt" officeooo:rsid="000c8263" officeooo:paragraph-rsid="006ddc56" style:font-name-asian="方正苏新诗柳楷简体" style:font-size-asian="16pt" style:font-size-complex="16pt"/>
    </style:style>
    <style:style style:name="P130" style:family="paragraph" style:parent-style-name="Standard">
      <style:paragraph-properties fo:line-height="175%" fo:text-align="justify" style:justify-single-word="false"/>
      <style:text-properties fo:font-size="16pt" officeooo:rsid="000c8263" officeooo:paragraph-rsid="006f2f04" style:font-name-asian="方正苏新诗柳楷简体" style:font-size-asian="16pt" style:font-size-complex="16pt"/>
    </style:style>
    <style:style style:name="P131" style:family="paragraph" style:parent-style-name="Standard">
      <style:text-properties fo:font-size="16pt" officeooo:rsid="000c8263" officeooo:paragraph-rsid="006f2f04" style:font-name-asian="方正苏新诗柳楷简体" style:font-size-asian="16pt" style:font-size-complex="16pt"/>
    </style:style>
    <style:style style:name="P132" style:family="paragraph" style:parent-style-name="Standard">
      <style:text-properties fo:font-size="16pt" officeooo:rsid="005e3390" officeooo:paragraph-rsid="006ddc56" style:font-name-asian="SimSun" style:font-size-asian="10.5pt" style:font-size-complex="16pt"/>
    </style:style>
    <style:style style:name="P133" style:family="paragraph" style:parent-style-name="Standard">
      <style:text-properties fo:font-size="16pt" officeooo:rsid="005e3390" officeooo:paragraph-rsid="006f2f04" style:font-name-asian="SimSun" style:font-size-asian="10.5pt" style:font-size-complex="16pt"/>
    </style:style>
    <style:style style:name="P134" style:family="paragraph" style:parent-style-name="Standard">
      <style:paragraph-properties fo:line-height="175%" fo:text-align="start" style:justify-single-word="false"/>
      <style:text-properties officeooo:paragraph-rsid="006f2f04"/>
    </style:style>
    <style:style style:name="P135" style:family="paragraph" style:parent-style-name="Standard">
      <style:text-properties style:font-name="Calibri" fo:font-size="12pt" fo:font-weight="bold" officeooo:rsid="006ddc56" officeooo:paragraph-rsid="006f2f04" style:font-name-asian="SimSun" style:font-size-asian="12pt" style:font-weight-asian="bold" style:font-size-complex="12pt" style:font-weight-complex="normal"/>
    </style:style>
    <style:style style:name="P136" style:family="paragraph" style:parent-style-name="Standard">
      <style:text-properties style:font-name="华文黑体" fo:font-size="16pt" officeooo:rsid="005e3390" officeooo:paragraph-rsid="006ddc56" style:font-name-asian="SimSun" style:font-size-asian="10.5pt" style:font-size-complex="16pt"/>
    </style:style>
    <style:style style:name="P137" style:family="paragraph" style:parent-style-name="Standard">
      <style:text-properties style:font-name="华文黑体" fo:font-size="16pt" officeooo:rsid="005e3390" officeooo:paragraph-rsid="006f2f04" style:font-name-asian="SimSun" style:font-size-asian="10.5pt" style:font-size-complex="16pt"/>
    </style:style>
    <style:style style:name="P138" style:family="paragraph" style:parent-style-name="Standard">
      <style:text-properties style:font-name="Blue Highway Condensed" fo:font-size="16pt" fo:font-weight="normal" officeooo:rsid="005e3390" officeooo:paragraph-rsid="006ddc56" style:font-name-asian="Blue Highway Condensed" style:font-size-asian="10.5pt" style:font-weight-asian="normal" style:font-size-complex="16pt" style:font-weight-complex="normal"/>
    </style:style>
    <style:style style:name="P139" style:family="paragraph" style:parent-style-name="Standard">
      <style:text-properties style:font-name="Blue Highway Condensed" fo:font-size="16pt" fo:font-weight="normal" officeooo:rsid="005e3390" officeooo:paragraph-rsid="006f2f04" style:font-name-asian="Blue Highway Condensed" style:font-size-asian="10.5pt" style:font-weight-asian="normal" style:font-size-complex="16pt" style:font-weight-complex="normal"/>
    </style:style>
    <style:style style:name="P140" style:family="paragraph" style:parent-style-name="Standard">
      <style:text-properties fo:font-size="12pt" fo:font-weight="normal" officeooo:rsid="00288505" officeooo:paragraph-rsid="006ddc56" style:font-size-asian="10.5pt" style:font-weight-asian="normal" style:font-size-complex="12pt" style:font-weight-complex="normal"/>
    </style:style>
    <style:style style:name="P141" style:family="paragraph" style:parent-style-name="Standard">
      <style:text-properties style:font-name="Liberation Serif" fo:font-size="10.5pt" officeooo:rsid="0009b383" officeooo:paragraph-rsid="006f2f04" style:font-name-asian="Liberation Serif" style:font-size-asian="10.5pt" style:font-size-complex="10.5pt"/>
    </style:style>
    <style:style style:name="P142" style:family="paragraph" style:parent-style-name="Standard">
      <style:text-properties style:font-name="Liberation Serif" fo:font-size="10.5pt" officeooo:rsid="000c0575" officeooo:paragraph-rsid="006f2f04" style:font-name-asian="Liberation Serif" style:font-size-asian="10.5pt" style:font-size-complex="10.5pt"/>
    </style:style>
    <style:style style:name="P143" style:family="paragraph" style:parent-style-name="Standard">
      <style:text-properties style:font-name="Liberation Serif" fo:font-size="10.5pt" officeooo:rsid="000cd07d" officeooo:paragraph-rsid="006f2f04" style:font-name-asian="Liberation Serif" style:font-size-asian="10.5pt" style:font-size-complex="10.5pt"/>
    </style:style>
    <style:style style:name="P144" style:family="paragraph" style:parent-style-name="Standard">
      <style:text-properties style:font-name="Liberation Serif" fo:font-size="10.5pt" officeooo:rsid="000d9a67" officeooo:paragraph-rsid="006f2f04" style:font-name-asian="Liberation Serif" style:font-size-asian="10.5pt" style:font-size-complex="10.5pt"/>
    </style:style>
    <style:style style:name="P145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6f2f04" style:font-name-asian="Liberation Serif" style:font-size-asian="10.5pt" style:font-weight-asian="normal" style:font-size-complex="10.5pt" style:font-weight-complex="normal"/>
    </style:style>
    <style:style style:name="P146" style:family="paragraph" style:parent-style-name="Standard">
      <style:text-properties style:font-name="华文黑体" fo:font-size="10.5pt" officeooo:rsid="0009b383" officeooo:paragraph-rsid="006f2f04" style:font-name-asian="华文黑体" style:font-size-asian="10.5pt" style:font-size-complex="10.5pt"/>
    </style:style>
    <style:style style:name="P147" style:family="paragraph" style:parent-style-name="Standard">
      <style:text-properties fo:font-size="10.5pt" officeooo:paragraph-rsid="006f2f04" style:font-size-asian="10.5pt" style:font-size-complex="10.5pt"/>
    </style:style>
    <style:style style:name="P148" style:family="paragraph" style:parent-style-name="Standard">
      <style:text-properties fo:font-size="10.5pt" officeooo:rsid="00016671" officeooo:paragraph-rsid="006f2f04" style:font-size-asian="10.5pt" style:font-size-complex="10.5pt"/>
    </style:style>
    <style:style style:name="P149" style:family="paragraph" style:parent-style-name="Standard">
      <style:text-properties fo:font-size="10.5pt" officeooo:rsid="0007e50c" officeooo:paragraph-rsid="006f2f04" style:font-size-asian="10.5pt" style:font-size-complex="10.5pt"/>
    </style:style>
    <style:style style:name="P150" style:family="paragraph" style:parent-style-name="Standard">
      <style:text-properties fo:font-size="10.5pt" officeooo:rsid="000544eb" officeooo:paragraph-rsid="006f2f04" style:font-size-asian="10.5pt" style:font-size-complex="10.5pt"/>
    </style:style>
    <style:style style:name="P151" style:family="paragraph" style:parent-style-name="Standard">
      <style:text-properties fo:font-size="10.5pt" officeooo:rsid="0006c691" officeooo:paragraph-rsid="006f2f04" style:font-size-asian="10.5pt" style:font-size-complex="10.5pt"/>
    </style:style>
    <style:style style:name="P152" style:family="paragraph" style:parent-style-name="Standard">
      <style:text-properties fo:font-size="10.5pt" officeooo:rsid="0001bd62" officeooo:paragraph-rsid="006f2f04" style:font-size-asian="10.5pt" style:font-size-complex="10.5pt"/>
    </style:style>
    <style:style style:name="P153" style:family="paragraph" style:parent-style-name="Standard">
      <style:text-properties fo:font-size="10.5pt" officeooo:rsid="00021a14" officeooo:paragraph-rsid="006f2f04" style:font-size-asian="10.5pt" style:font-size-complex="10.5pt"/>
    </style:style>
    <style:style style:name="P154" style:family="paragraph" style:parent-style-name="Standard">
      <style:paragraph-properties fo:line-height="175%" fo:text-align="justify" style:justify-single-word="false"/>
      <style:text-properties fo:font-size="10.5pt" officeooo:paragraph-rsid="006f2f04" style:font-size-asian="10.5pt" style:font-size-complex="10.5pt"/>
    </style:style>
    <style:style style:name="P155" style:family="paragraph" style:parent-style-name="Standard"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56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57" style:family="paragraph" style:parent-style-name="Standard">
      <style:text-properties fo:font-size="10.5pt" officeooo:rsid="0007e50c" officeooo:paragraph-rsid="006f2f04" style:font-name-asian="方正苏新诗柳楷简体" style:font-size-asian="10.5pt" style:font-size-complex="10.5pt"/>
    </style:style>
    <style:style style:name="P158" style:family="paragraph" style:parent-style-name="Standard">
      <style:text-properties fo:font-size="10.5pt" officeooo:rsid="0007e50c" officeooo:paragraph-rsid="006f2f04" style:font-name-asian="华文黑体" style:font-size-asian="10.5pt" style:font-size-complex="10.5pt"/>
    </style:style>
    <style:style style:name="P159" style:family="paragraph" style:parent-style-name="Standard">
      <style:text-properties fo:font-size="10.5pt" officeooo:rsid="00021a14" officeooo:paragraph-rsid="006f2f04" style:font-name-asian="华文黑体" style:font-size-asian="10.5pt" style:font-size-complex="10.5pt"/>
    </style:style>
    <style:style style:name="P160" style:family="paragraph" style:parent-style-name="Standard">
      <style:text-properties fo:font-size="10.5pt" officeooo:rsid="000c0575" officeooo:paragraph-rsid="006f2f04" style:font-name-asian="华文黑体" style:font-size-asian="10.5pt" style:font-size-complex="10.5pt"/>
    </style:style>
    <style:style style:name="P161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6f2f04" style:font-name-asian="SimSun" style:font-size-asian="12pt" style:font-weight-asian="bold" style:font-size-complex="10.5pt"/>
    </style:style>
    <style:style style:name="P162" style:family="paragraph" style:parent-style-name="Heading_20_1">
      <style:text-properties officeooo:paragraph-rsid="006a1204"/>
    </style:style>
    <style:style style:name="P163" style:family="paragraph" style:parent-style-name="Heading_20_1">
      <style:text-properties officeooo:paragraph-rsid="002a2968"/>
    </style:style>
    <style:style style:name="P164" style:family="paragraph" style:parent-style-name="Heading_20_1">
      <style:text-properties officeooo:rsid="0048b7b5" officeooo:paragraph-rsid="002a2968"/>
    </style:style>
    <style:style style:name="P165" style:family="paragraph" style:parent-style-name="Heading_20_1">
      <style:text-properties officeooo:paragraph-rsid="006ddc56"/>
    </style:style>
    <style:style style:name="P166" style:family="paragraph" style:parent-style-name="Heading_20_1">
      <style:text-properties fo:color="#000000" fo:font-size="10.5pt" fo:font-weight="normal" officeooo:rsid="0042b014" officeooo:paragraph-rsid="00145546" style:font-size-asian="10.5pt" style:font-weight-asian="normal" style:font-size-complex="10.5pt" style:font-weight-complex="normal"/>
    </style:style>
    <style:style style:name="T1" style:family="text">
      <style:text-properties officeooo:rsid="00129663"/>
    </style:style>
    <style:style style:name="T2" style:family="text">
      <style:text-properties officeooo:rsid="00145546"/>
    </style:style>
    <style:style style:name="T3" style:family="text">
      <style:text-properties officeooo:rsid="00194136"/>
    </style:style>
    <style:style style:name="T4" style:family="text">
      <style:text-properties officeooo:rsid="001a9cd1"/>
    </style:style>
    <style:style style:name="T5" style:family="text">
      <style:text-properties officeooo:rsid="00226806"/>
    </style:style>
    <style:style style:name="T6" style:family="text">
      <style:text-properties fo:color="#ce181e" officeooo:rsid="00226806"/>
    </style:style>
    <style:style style:name="T7" style:family="text">
      <style:text-properties fo:color="#000000"/>
    </style:style>
    <style:style style:name="T8" style:family="text">
      <style:text-properties fo:color="#000000" officeooo:rsid="00226806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2b0531" style:font-weight-asian="normal" style:font-weight-complex="normal"/>
    </style:style>
    <style:style style:name="T11" style:family="text">
      <style:text-properties fo:color="#000000" fo:font-weight="normal" officeooo:rsid="00357932" style:font-weight-asian="normal" style:font-weight-complex="normal"/>
    </style:style>
    <style:style style:name="T12" style:family="text">
      <style:text-properties fo:color="#000000" fo:font-weight="normal" officeooo:rsid="00145546" style:font-weight-asian="normal" style:font-weight-complex="normal"/>
    </style:style>
    <style:style style:name="T13" style:family="text">
      <style:text-properties fo:color="#000000" fo:font-weight="normal" officeooo:rsid="00237d19" style:font-name-asian="SimSun" style:font-size-asian="10.5pt" style:font-weight-asian="normal" style:font-weight-complex="normal"/>
    </style:style>
    <style:style style:name="T14" style:family="text">
      <style:text-properties fo:color="#000000" style:font-name="SimSun" fo:font-size="10.5pt" officeooo:rsid="003ea294" style:font-name-asian="SimSun" style:font-size-asian="10.5pt" style:font-size-complex="10.5pt"/>
    </style:style>
    <style:style style:name="T15" style:family="text">
      <style:text-properties fo:color="#000000" style:font-name="SimSun" fo:font-size="10.5pt" fo:font-weight="normal" officeooo:rsid="003ea294" style:font-name-asian="SimSun" style:font-size-asian="10.5pt" style:font-weight-asian="normal" style:font-weight-complex="normal"/>
    </style:style>
    <style:style style:name="T16" style:family="text">
      <style:text-properties fo:color="#000000" style:font-name="SimSun" fo:font-size="10.5pt" fo:font-weight="normal" officeooo:rsid="00237d19" style:font-name-asian="SimSun" style:font-size-asian="10.5pt" style:font-weight-asian="normal" style:font-weight-complex="normal"/>
    </style:style>
    <style:style style:name="T17" style:family="text">
      <style:text-properties fo:color="#000000" style:font-name="SimSun" fo:font-size="10.5pt" fo:font-weight="normal" officeooo:rsid="006a1204" style:font-name-asian="SimSun" style:font-size-asian="10.5pt" style:font-weight-asian="normal" style:font-weight-complex="normal"/>
    </style:style>
    <style:style style:name="T18" style:family="text">
      <style:text-properties fo:color="#000000" style:font-name="SimSun" fo:font-size="10.5pt" fo:font-weight="normal" officeooo:rsid="00237d19" style:font-name-asian="SimSun" style:font-size-asian="10.5pt" style:font-weight-asian="normal" style:font-size-complex="10.5pt" style:font-weight-complex="normal"/>
    </style:style>
    <style:style style:name="T19" style:family="text">
      <style:text-properties fo:color="#000000" style:font-name="SimSun" fo:font-size="10.5pt" fo:font-weight="normal" style:font-weight-asian="normal" style:font-weight-complex="normal"/>
    </style:style>
    <style:style style:name="T20" style:family="text">
      <style:text-properties fo:color="#000000" style:font-name="SimSun" fo:font-size="10.5pt" fo:font-weight="normal" officeooo:rsid="003ea294" style:font-weight-asian="normal" style:font-weight-complex="normal"/>
    </style:style>
    <style:style style:name="T21" style:family="text">
      <style:text-properties fo:color="#000000" style:font-name="SimSun" fo:font-weight="normal" officeooo:rsid="00237d19" style:font-name-asian="SimSun" style:font-size-asian="10.5pt" style:font-weight-asian="normal" style:font-weight-complex="normal"/>
    </style:style>
    <style:style style:name="T22" style:family="text">
      <style:text-properties fo:color="#000000" style:font-name="SimSun" fo:font-weight="normal" officeooo:rsid="006a1204" style:font-name-asian="SimSun" style:font-size-asian="10.5pt" style:font-weight-asian="normal" style:font-weight-complex="normal"/>
    </style:style>
    <style:style style:name="T23" style:family="text">
      <style:text-properties fo:color="#000000" officeooo:rsid="00237d19"/>
    </style:style>
    <style:style style:name="T24" style:family="text">
      <style:text-properties fo:color="#000000" officeooo:rsid="006a1204"/>
    </style:style>
    <style:style style:name="T25" style:family="text">
      <style:text-properties fo:color="#000000" officeooo:rsid="0037a657"/>
    </style:style>
    <style:style style:name="T26" style:family="text">
      <style:text-properties fo:color="#000000" fo:font-size="10.5pt" officeooo:rsid="003af6cd" style:font-size-complex="10.5pt"/>
    </style:style>
    <style:style style:name="T27" style:family="text">
      <style:text-properties fo:color="#000000" fo:font-size="10.5pt" officeooo:rsid="00408875" style:font-size-complex="10.5pt"/>
    </style:style>
    <style:style style:name="T28" style:family="text">
      <style:text-properties officeooo:rsid="00243411"/>
    </style:style>
    <style:style style:name="T29" style:family="text">
      <style:text-properties officeooo:rsid="004dc20c"/>
    </style:style>
    <style:style style:name="T30" style:family="text">
      <style:text-properties officeooo:rsid="0048b7b5"/>
    </style:style>
    <style:style style:name="T31" style:family="text">
      <style:text-properties style:font-name="SimSun"/>
    </style:style>
    <style:style style:name="T32" style:family="text">
      <style:text-properties style:font-name="SimSun" fo:font-size="12pt" fo:font-weight="bold"/>
    </style:style>
    <style:style style:name="T33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34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35" style:family="text">
      <style:text-properties style:font-name="SimSun" fo:font-size="12pt" fo:font-weight="bold" officeooo:rsid="00242511"/>
    </style:style>
    <style:style style:name="T36" style:family="text">
      <style:text-properties style:font-name="SimSun" fo:font-size="12pt" fo:font-weight="bold" officeooo:rsid="006ddc56"/>
    </style:style>
    <style:style style:name="T37" style:family="text">
      <style:text-properties style:font-name="SimSun" fo:font-size="12pt" fo:font-weight="bold" officeooo:rsid="000cd07d"/>
    </style:style>
    <style:style style:name="T38" style:family="text">
      <style:text-properties style:font-name="SimSun" fo:font-size="12pt" fo:font-weight="bold" officeooo:rsid="00016671"/>
    </style:style>
    <style:style style:name="T39" style:family="text">
      <style:text-properties style:font-name="SimSun" fo:font-size="12pt" fo:font-weight="bold" style:font-weight-complex="bold"/>
    </style:style>
    <style:style style:name="T40" style:family="text">
      <style:text-properties style:font-name="SimSun" fo:font-size="12pt" fo:font-weight="bold" officeooo:rsid="000a380e" style:font-weight-complex="bold"/>
    </style:style>
    <style:style style:name="T41" style:family="text">
      <style:text-properties style:font-name="SimSun" fo:font-size="12pt" fo:font-weight="bold" officeooo:rsid="00242511" style:font-name-asian="方正苏新诗柳楷简体"/>
    </style:style>
    <style:style style:name="T42" style:family="text">
      <style:text-properties style:font-name="SimSun" fo:font-size="12pt" fo:font-weight="bold" officeooo:rsid="00021a14" style:font-name-asian="方正苏新诗柳楷简体"/>
    </style:style>
    <style:style style:name="T43" style:family="text">
      <style:text-properties style:font-name="SimSun" fo:font-size="10.5pt"/>
    </style:style>
    <style:style style:name="T44" style:family="text">
      <style:text-properties style:font-name="SimSun" fo:font-size="10.5pt" officeooo:rsid="0009f6ae" style:font-name-asian="SimSun" style:font-size-asian="12pt"/>
    </style:style>
    <style:style style:name="T45" style:family="text">
      <style:text-properties style:font-name="SimSun" fo:font-size="10.5pt" style:font-name-asian="SimSun" style:font-size-asian="10.5pt"/>
    </style:style>
    <style:style style:name="T46" style:family="text">
      <style:text-properties style:font-name="SimSun" fo:font-size="10.5pt" officeooo:rsid="003ea294" style:font-name-asian="SimSun" style:font-size-asian="10.5pt" style:font-size-complex="10.5pt"/>
    </style:style>
    <style:style style:name="T47" style:family="text">
      <style:text-properties style:font-name="SimSun" fo:font-size="10.5pt" officeooo:rsid="0064e305" style:font-name-asian="SimSun" style:font-size-asian="10.5pt" style:font-size-complex="10.5pt"/>
    </style:style>
    <style:style style:name="T48" style:family="text">
      <style:text-properties style:font-name="SimSun" fo:font-size="10.5pt" officeooo:rsid="0009f6ae" style:font-name-asian="SimSun" style:font-size-asian="10.5pt"/>
    </style:style>
    <style:style style:name="T49" style:family="text">
      <style:text-properties style:font-name="SimSun" fo:font-size="10.5pt" officeooo:rsid="0048b7b5" style:font-name-asian="SimSun" style:font-size-asian="10.5pt"/>
    </style:style>
    <style:style style:name="T50" style:family="text">
      <style:text-properties style:font-name="SimSun" fo:font-size="10.5pt" officeooo:rsid="00265e91" style:font-name-asian="SimSun" style:font-size-asian="10.5pt"/>
    </style:style>
    <style:style style:name="T51" style:family="text">
      <style:text-properties style:font-name="SimSun" fo:font-size="10.5pt" officeooo:rsid="0045d016" style:font-name-asian="SimSun" style:font-size-asian="10.5pt"/>
    </style:style>
    <style:style style:name="T52" style:family="text">
      <style:text-properties style:font-name="SimSun" fo:font-size="10.5pt" officeooo:rsid="00444d06" style:font-name-asian="SimSun" style:font-size-asian="10.5pt"/>
    </style:style>
    <style:style style:name="T53" style:family="text">
      <style:text-properties style:font-name="SimSun" fo:font-size="10.5pt" officeooo:rsid="0046ee1c" style:font-name-asian="SimSun" style:font-size-asian="10.5pt"/>
    </style:style>
    <style:style style:name="T54" style:family="text">
      <style:text-properties style:font-name="SimSun" fo:font-size="10.5pt" officeooo:rsid="004f0415" style:font-name-asian="SimSun" style:font-size-asian="10.5pt"/>
    </style:style>
    <style:style style:name="T55" style:family="text">
      <style:text-properties style:font-name="SimSun" fo:font-size="10.5pt" style:font-name-asian="SimSun" style:font-size-asian="10.5pt" style:font-weight-asian="bold"/>
    </style:style>
    <style:style style:name="T56" style:family="text">
      <style:text-properties style:font-name="SimSun" fo:font-size="10.5pt" officeooo:rsid="00265e91" style:font-name-asian="SimSun" style:font-size-asian="10.5pt" style:font-weight-asian="bold"/>
    </style:style>
    <style:style style:name="T57" style:family="text">
      <style:text-properties style:font-name="SimSun" fo:font-size="10.5pt" officeooo:rsid="00089dd0"/>
    </style:style>
    <style:style style:name="T58" style:family="text">
      <style:text-properties style:font-name="SimSun" fo:font-size="10.5pt" officeooo:rsid="00431f97"/>
    </style:style>
    <style:style style:name="T59" style:family="text">
      <style:text-properties style:font-name="SimSun" fo:font-size="10.5pt" officeooo:rsid="0048b7b5"/>
    </style:style>
    <style:style style:name="T60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61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62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63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64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65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66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67" style:family="text">
      <style:text-properties style:font-name="SimSun" fo:font-size="10.5pt" fo:font-weight="normal" officeooo:rsid="006a2829" style:font-name-asian="SimSun" style:font-size-asian="10.5pt" style:font-weight-asian="normal" style:font-weight-complex="normal"/>
    </style:style>
    <style:style style:name="T68" style:family="text">
      <style:text-properties style:font-name="SimSun" fo:font-size="10.5pt" fo:font-weight="normal" officeooo:rsid="006ac16b" style:font-name-asian="SimSun" style:font-size-asian="10.5pt" style:font-weight-asian="normal" style:font-weight-complex="normal"/>
    </style:style>
    <style:style style:name="T69" style:family="text">
      <style:text-properties style:font-name="SimSun" fo:font-size="10.5pt" officeooo:rsid="0046ee1c"/>
    </style:style>
    <style:style style:name="T70" style:family="text">
      <style:text-properties style:font-name="SimSun" officeooo:rsid="00089dd0"/>
    </style:style>
    <style:style style:name="T71" style:family="text">
      <style:text-properties style:font-name="SimSun" officeooo:rsid="00444d06"/>
    </style:style>
    <style:style style:name="T72" style:family="text">
      <style:text-properties style:font-name="SimSun" officeooo:rsid="0048b7b5"/>
    </style:style>
    <style:style style:name="T73" style:family="text">
      <style:text-properties style:font-name="SimSun" officeooo:rsid="0050abff"/>
    </style:style>
    <style:style style:name="T74" style:family="text">
      <style:text-properties style:font-name="SimSun" fo:font-weight="bold" officeooo:rsid="002768d2" style:font-name-asian="SimSun" style:font-weight-asian="bold" style:font-weight-complex="bold"/>
    </style:style>
    <style:style style:name="T75" style:family="text">
      <style:text-properties style:font-name="SimSun" fo:font-weight="bold" officeooo:rsid="006f2f04" style:font-name-asian="SimSun" style:font-weight-asian="bold" style:font-weight-complex="bold"/>
    </style:style>
    <style:style style:name="T76" style:family="text">
      <style:text-properties style:font-name-asian="SimSun" style:font-size-asian="12pt" style:font-weight-asian="bold"/>
    </style:style>
    <style:style style:name="T77" style:family="text">
      <style:text-properties officeooo:rsid="000cd07d" style:font-name-asian="SimSun" style:font-size-asian="12pt" style:font-weight-asian="bold"/>
    </style:style>
    <style:style style:name="T78" style:family="text">
      <style:text-properties officeooo:rsid="00016671" style:font-name-asian="SimSun" style:font-size-asian="12pt" style:font-weight-asian="bold"/>
    </style:style>
    <style:style style:name="T79" style:family="text">
      <style:text-properties officeooo:rsid="004dc20c" style:font-name-asian="SimSun" style:font-size-asian="10.5pt"/>
    </style:style>
    <style:style style:name="T80" style:family="text">
      <style:text-properties officeooo:rsid="00237d19" style:font-name-asian="SimSun" style:font-size-asian="10.5pt"/>
    </style:style>
    <style:style style:name="T81" style:family="text">
      <style:text-properties style:font-name="Calibri" fo:font-size="12pt" fo:font-weight="bold"/>
    </style:style>
    <style:style style:name="T82" style:family="text">
      <style:text-properties style:font-name="Calibri" fo:font-size="12pt" fo:font-weight="bold" officeooo:rsid="006ddc56" style:font-name-asian="SimSun" style:font-size-asian="12pt" style:font-weight-asian="bold" style:font-size-complex="12pt" style:font-weight-complex="normal"/>
    </style:style>
    <style:style style:name="T83" style:family="text">
      <style:text-properties style:font-name="Calibri" fo:font-size="12pt" fo:font-weight="bold" officeooo:rsid="000cd07d"/>
    </style:style>
    <style:style style:name="T84" style:family="text">
      <style:text-properties style:font-name="Calibri" fo:font-size="10.5pt" style:font-name-asian="SimSun" style:font-size-asian="12pt" style:font-weight-asian="bold"/>
    </style:style>
    <style:style style:name="T85" style:family="text">
      <style:text-properties style:font-name="Calibri" fo:font-weight="bold" style:font-name-asian="SimSun" style:font-size-asian="12pt" style:font-weight-asian="bold"/>
    </style:style>
    <style:style style:name="T86" style:family="text">
      <style:text-properties style:font-name="Calibri" fo:font-weight="bold" officeooo:rsid="006ddc56" style:font-name-asian="SimSun" style:font-size-asian="12pt" style:font-weight-asian="bold"/>
    </style:style>
    <style:style style:name="T87" style:family="text">
      <style:text-properties style:font-name="Calibri" style:font-name-asian="SimSun" style:font-size-asian="12pt" style:font-weight-asian="bold"/>
    </style:style>
    <style:style style:name="T88" style:family="text">
      <style:text-properties style:font-name="Calibri" officeooo:rsid="00021a14" style:font-name-asian="SimSun" style:font-size-asian="12pt" style:font-weight-asian="bold"/>
    </style:style>
    <style:style style:name="T89" style:family="text">
      <style:text-properties fo:font-weight="bold"/>
    </style:style>
    <style:style style:name="T90" style:family="text">
      <style:text-properties fo:font-weight="bold" style:font-name-asian="SimSun" style:font-size-asian="12pt" style:font-weight-asian="bold" style:font-weight-complex="bold"/>
    </style:style>
    <style:style style:name="T91" style:family="text">
      <style:text-properties fo:font-weight="bold" style:font-weight-complex="bold"/>
    </style:style>
    <style:style style:name="T92" style:family="text">
      <style:text-properties fo:font-weight="normal" officeooo:rsid="006a2829" style:font-weight-asian="normal" style:font-weight-complex="normal"/>
    </style:style>
    <style:style style:name="T93" style:family="text">
      <style:text-properties fo:font-weight="normal" officeooo:rsid="006a6e5e" style:font-weight-asian="normal" style:font-weight-complex="normal"/>
    </style:style>
    <style:style style:name="T94" style:family="text">
      <style:text-properties officeooo:rsid="004af632"/>
    </style:style>
    <style:style style:name="T95" style:family="text">
      <style:text-properties officeooo:rsid="0050abff"/>
    </style:style>
    <style:style style:name="T96" style:family="text">
      <style:text-properties officeooo:rsid="002a8267"/>
    </style:style>
    <style:style style:name="T97" style:family="text">
      <style:text-properties officeooo:rsid="002d7979"/>
    </style:style>
    <style:style style:name="T98" style:family="text">
      <style:text-properties officeooo:rsid="002e65be"/>
    </style:style>
    <style:style style:name="T99" style:family="text">
      <style:text-properties officeooo:rsid="002e910f"/>
    </style:style>
    <style:style style:name="T100" style:family="text">
      <style:text-properties officeooo:rsid="0030480f"/>
    </style:style>
    <style:style style:name="T101" style:family="text">
      <style:text-properties officeooo:rsid="0030abdb"/>
    </style:style>
    <style:style style:name="T102" style:family="text">
      <style:text-properties officeooo:rsid="00331e1d"/>
    </style:style>
    <style:style style:name="T103" style:family="text">
      <style:text-properties officeooo:rsid="0033d1b0"/>
    </style:style>
    <style:style style:name="T104" style:family="text">
      <style:text-properties officeooo:rsid="00357932"/>
    </style:style>
    <style:style style:name="T105" style:family="text">
      <style:text-properties officeooo:rsid="00360199"/>
    </style:style>
    <style:style style:name="T106" style:family="text">
      <style:text-properties officeooo:rsid="0036db9a"/>
    </style:style>
    <style:style style:name="T107" style:family="text">
      <style:text-properties officeooo:rsid="0036e0a3"/>
    </style:style>
    <style:style style:name="T108" style:family="text">
      <style:text-properties officeooo:rsid="0037a657"/>
    </style:style>
    <style:style style:name="T109" style:family="text">
      <style:text-properties officeooo:rsid="003e0b71"/>
    </style:style>
    <style:style style:name="T110" style:family="text">
      <style:text-properties fo:font-size="10.5pt" officeooo:rsid="003af6cd" style:font-size-complex="10.5pt"/>
    </style:style>
    <style:style style:name="T111" style:family="text">
      <style:text-properties fo:font-size="10.5pt" officeooo:rsid="00408875" style:font-size-complex="10.5pt"/>
    </style:style>
    <style:style style:name="T112" style:family="text">
      <style:text-properties officeooo:rsid="005e3390"/>
    </style:style>
    <style:style style:name="T113" style:family="text">
      <style:text-properties officeooo:rsid="005edaf0"/>
    </style:style>
    <style:style style:name="T114" style:family="text">
      <style:text-properties officeooo:rsid="006555b6"/>
    </style:style>
    <style:style style:name="T115" style:family="text">
      <style:text-properties officeooo:rsid="006a1204"/>
    </style:style>
    <style:style style:name="T116" style:family="text">
      <style:text-properties officeooo:rsid="006ac16b"/>
    </style:style>
    <style:style style:name="T117" style:family="text">
      <style:text-properties officeooo:rsid="006c6925"/>
    </style:style>
    <style:style style:name="T118" style:family="text">
      <style:text-properties officeooo:rsid="006d581e"/>
    </style:style>
    <style:style style:name="T119" style:family="text">
      <style:text-properties officeooo:rsid="002415d0"/>
    </style:style>
    <style:style style:name="T120" style:family="text">
      <style:text-properties officeooo:rsid="001c7332"/>
    </style:style>
    <style:style style:name="T121" style:family="text">
      <style:text-properties officeooo:rsid="006ddc56"/>
    </style:style>
    <style:style style:name="T122" style:family="text">
      <style:text-properties officeooo:rsid="006f2f04"/>
    </style:style>
    <style:style style:name="T123" style:family="text">
      <style:text-properties officeooo:rsid="00016671"/>
    </style:style>
    <style:style style:name="T124" style:family="text">
      <style:text-properties officeooo:rsid="000cd07d"/>
    </style:style>
    <style:style style:name="T125" style:family="text">
      <style:text-properties officeooo:rsid="0007e50c"/>
    </style:style>
    <style:style style:name="T126" style:family="text">
      <style:text-properties fo:font-size="18.25pt" officeooo:rsid="00016671" style:font-size-asian="16pt" style:font-size-complex="18.25pt"/>
    </style:style>
    <style:style style:name="T127" style:family="text">
      <style:text-properties fo:font-size="18.25pt" officeooo:rsid="00016671" style:font-name-asian="华文黑体" style:font-size-asian="16pt" style:font-size-complex="18.25pt"/>
    </style:style>
    <style:style style:name="T128" style:family="text">
      <style:text-properties fo:font-size="18.25pt" officeooo:rsid="0009172d" style:font-name-asian="华文黑体" style:font-size-asian="16pt" style:font-size-complex="18.25pt"/>
    </style:style>
    <style:style style:name="T129" style:family="text">
      <style:text-properties fo:font-size="18.25pt" officeooo:rsid="000c0575" style:font-name-asian="华文黑体" style:font-size-asian="16pt" style:font-size-complex="18.25pt"/>
    </style:style>
    <style:style style:name="T130" style:family="text">
      <style:text-properties style:font-name-asian="方正苏新诗柳楷简体"/>
    </style:style>
    <style:style style:name="T131" style:family="text">
      <style:text-properties style:font-name-asian="华文黑体"/>
    </style:style>
    <style:style style:name="T132" style:family="text">
      <style:text-properties officeooo:rsid="000c0575" style:font-name-asian="华文黑体"/>
    </style:style>
    <style:style style:name="T133" style:family="text">
      <style:text-properties officeooo:rsid="0009172d" style:font-name-asian="华文黑体"/>
    </style:style>
    <style:style style:name="T134" style:family="text">
      <style:text-properties officeooo:rsid="00016671" style:font-name-asian="华文黑体"/>
    </style:style>
    <style:style style:name="T135" style:family="text">
      <style:text-properties officeooo:rsid="000c0575"/>
    </style:style>
    <style:style style:name="T136" style:family="text">
      <style:text-properties officeooo:rsid="0003d3eb"/>
    </style:style>
    <style:style style:name="T137" style:family="text">
      <style:text-properties officeooo:rsid="0001bd62"/>
    </style:style>
    <style:style style:name="T138" style:family="text">
      <style:text-properties officeooo:rsid="00021a14"/>
    </style:style>
    <style:style style:name="T139" style:family="text">
      <style:text-properties officeooo:rsid="000d9a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P115">主要况：</text:p>
      <text:p text:style-name="P115"><text:span text:style-name="T119">1、</text:span>发表作品 <text:s text:c="25"/>罗</text:p>
      <text:p text:style-name="P115"><text:span text:style-name="T119">2、</text:span>视频投稿</text:p>
      <text:p text:style-name="P115"><text:span text:style-name="T119">3、</text:span>动态发布</text:p>
      <text:p text:style-name="P115"><text:span text:style-name="T119">4、</text:span>听歌 <text:s text:c="32"/>廖</text:p>
      <text:p text:style-name="P115"><text:span text:style-name="T119">5、</text:span>看视频</text:p>
      <text:p text:style-name="P115"><text:span text:style-name="T119">6、</text:span>歌单发布 <text:s text:c="24"/>肖</text:p>
      <text:p text:style-name="P115"><text:span text:style-name="T119">7、</text:span>首页推广</text:p>
      <text:p text:style-name="P115"><text:span text:style-name="T119">8、</text:span>广告管理</text:p>
      <text:p text:style-name="P115"/>
      <text:p text:style-name="P116">包含用况：</text:p>
      <text:p text:style-name="P117"><text:span text:style-name="T119">9、账户登录 <text:s text:c="21"/>廖</text:span></text:p>
      <text:p text:style-name="P115"/>
      <text:p text:style-name="P115">支持用况：</text:p>
      <text:p text:style-name="P115"><text:span text:style-name="T119">10、</text:span>申请音乐<text:span text:style-name="T120">人（审核者、申请人） <text:s text:c="3"/>罗 </text:span><text:s text:c="38"/></text:p>
      <text:p text:style-name="P115"><text:span text:style-name="T119">11、</text:span>私信 <text:s text:c="50"/><text:span text:style-name="T121">肖</text:span> <text:s text:c="26"/></text:p>
      <text:p text:style-name="P115"><text:span text:style-name="T119">12、</text:span>购买vip <text:s/></text:p>
      <text:p text:style-name="P115"><text:span text:style-name="T119">13、</text:span>帐号管理 <text:s text:c="20"/></text:p>
      <text:p text:style-name="P106"/>
      <text:h text:style-name="P166" text:outline-level="1"/>
      <text:p text:style-name="P2"/>
      <text:p text:style-name="P71"/>
      <text:p text:style-name="P101"/>
      <text:p text:style-name="P101"><text:span text:style-name="T7"/></text:p>
      <text:p text:style-name="P132"><text:span text:style-name="T84"/></text:p>
      <text:p text:style-name="P132"/>
      <text:p text:style-name="P140"/>
      <text:p text:style-name="P99"/>
      <text:p text:style-name="P1"/>
      <text:h text:style-name="P162" text:outline-level="1">用况<text:span text:style-name="T30">一：发行作品</text:span></text:h>
      <text:p text:style-name="P3"><text:span text:style-name="T32">1.</text:span><text:span text:style-name="T76">简略描述</text:span><text:span text:style-name="T81">:</text:span></text:p>
      <text:p text:style-name="P9">该用况描述了<text:span text:style-name="T20">作者</text:span><text:span text:style-name="T112">如何发表自己的原创作品。</text:span></text:p>
      <text:p text:style-name="P3"><text:soft-page-break/><text:span text:style-name="T32">2. </text:span><text:span text:style-name="T76">参与者：</text:span></text:p>
      <text:p text:style-name="P49">作者<text:span text:style-name="T117">(Composer)</text:span></text:p>
      <text:p text:style-name="P3"><text:span text:style-name="T32">3. </text:span><text:span text:style-name="T76">用况图</text:span></text:p>
      <text:p text:style-name="P7"><text:span text:style-name="T34">4</text:span><text:span text:style-name="T33">. </text:span><text:span text:style-name="T90">前置条件：</text:span></text:p>
      <text:p text:style-name="P37"><text:span text:style-name="T44">1.</text:span><text:span text:style-name="T14">作者</text:span><text:span text:style-name="T46">已经是特殊身份</text:span><text:span text:style-name="T47">音乐人</text:span><text:span text:style-name="T46">。</text:span></text:p>
      <text:p text:style-name="P36"><text:span text:style-name="T48">2.网络</text:span><text:span text:style-name="T45">已连通。</text:span></text:p>
      <text:p text:style-name="P7"><text:span text:style-name="T35">5</text:span><text:span text:style-name="T32">. </text:span><text:span text:style-name="T76">基本流</text:span></text:p>
      <text:p text:style-name="P4"><text:span text:style-name="T57">1</text:span><text:span text:style-name="T43">. </text:span><text:span text:style-name="T15">作者</text:span><text:span text:style-name="T58">选择上传作品选项，启动用况。</text:span></text:p>
      <text:p text:style-name="P3"><text:span text:style-name="T59">{</text:span><text:span text:style-name="T58">阅读协议</text:span><text:span text:style-name="T59">}</text:span></text:p>
      <text:p text:style-name="P39"><text:span text:style-name="T58"><text:s text:c="8"/>2. 进入阅读协议界面</text:span><text:span text:style-name="T43">，</text:span><text:span text:style-name="T15">作者</text:span><text:span text:style-name="T43">选择同意选项以及下一步选项。</text:span></text:p>
      <text:p text:style-name="P42"><text:span text:style-name="T49">3</text:span><text:span text:style-name="T45">.</text:span><text:span text:style-name="T50">进入填写作品详细信息界面</text:span></text:p>
      <text:p text:style-name="P39"><text:span text:style-name="T45">4</text:span><text:span text:style-name="T50">.</text:span><text:span text:style-name="T15">作者</text:span><text:span text:style-name="T50">选择添加文件选项</text:span><text:span text:style-name="T45">。</text:span></text:p>
      <text:p text:style-name="P38"><text:span text:style-name="T50">{选择上传文件</text:span><text:span text:style-name="T45">}</text:span></text:p>
      <text:p text:style-name="P43"><text:span text:style-name="T49"><text:s text:c="8"/>5</text:span><text:span text:style-name="T50">. </text:span><text:span text:style-name="T45">选中已经录好的歌曲，选择确定上传。</text:span></text:p>
      <text:p text:style-name="P43"><text:span text:style-name="T45">{作品初审}</text:span><text:span text:style-name="T50"> <text:s text:c="2"/></text:span></text:p>
      <text:p text:style-name="P59"><text:span text:style-name="T51"><text:s text:c="8"/></text:span><text:span text:style-name="T49">6</text:span><text:span text:style-name="T45">. </text:span><text:span text:style-name="T15">作者</text:span><text:span text:style-name="T45">填写对应</text:span><text:span text:style-name="T52">的作品信息：作品的名称、类型、版本</text:span><text:span text:style-name="T53">（精选辑、合辑、拼盘、demo...）</text:span><text:span text:style-name="T51">、语种、风格、描述、（曲作者、词作者、歌词选填）、</text:span><text:span text:style-name="T52">封面图片。</text:span></text:p>
      <text:p text:style-name="P39"><text:span text:style-name="T45">7</text:span><text:span text:style-name="T52">. </text:span><text:span text:style-name="T15">作者</text:span><text:span text:style-name="T52">选择确认提交</text:span><text:span text:style-name="T45">。</text:span></text:p>
      <text:p text:style-name="P17">{作品审核中}</text:p>
      <text:p text:style-name="P17"><text:s text:c="7"/>8. 界面显示“作品审核中...”。</text:p>
      <text:p text:style-name="P17"/>
      <text:p text:style-name="P19">{审核回馈}</text:p>
      <text:p text:style-name="P19"><text:s text:c="7"/>9. 作者收到私信，被告知上传的作品已通过审核，现已上架。</text:p>
      <text:p text:style-name="P21">{查看作品详情}</text:p>
      <text:p text:style-name="P21"><text:s text:c="7"/>10. 作者在个人主页上查看已通过审核作品详情，包含评论、听众数量等其他歌曲基本信息。</text:p>
      <text:p text:style-name="P18">{用况终止}</text:p>
      <text:p text:style-name="P17"><text:s text:c="6"/>1<text:span text:style-name="T115">1</text:span>. 用况结束。</text:p>
      <text:p text:style-name="P44"/>
      <text:p text:style-name="P7"><text:span text:style-name="T35">6</text:span><text:span text:style-name="T32">. </text:span><text:span text:style-name="T84">备选流</text:span></text:p>
      <text:p text:style-name="P29"><text:soft-page-break/>6.<text:span text:style-name="T113">1</text:span> 作品初步审核</text:p>
      <text:p text:style-name="P23">在{作品初审}处，如果上传的文件音质低于320KBps，则</text:p>
      <text:p text:style-name="P23">1. 界面显示上传失败以及详情。</text:p>
      <text:p text:style-name="P23">2. 如果作者选择重新上传选项，则用况重新回到基本流的{选择上传文件}处。</text:p>
      <text:p text:style-name="P33">3. 用况重新回到基本流的{用况终止}处。</text:p>
      <text:p text:style-name="P30">6.<text:span text:style-name="T113">2</text:span> <text:s/>协议签订</text:p>
      <text:p text:style-name="P24">在{阅读协议}处，如果<text:span text:style-name="T114">作者</text:span>选择推出选项，则</text:p>
      <text:p text:style-name="P23">1. 用况重新回到基本流的{用况终止}处。</text:p>
      <text:p text:style-name="P31">6.3 审核未通过</text:p>
      <text:p text:style-name="P24">在<text:span text:style-name="T114">{审核回馈}处，如果审核未通过，则</text:span></text:p>
      <text:p text:style-name="P25">1. <text:s/><text:span text:style-name="T114">作者收到私信，被告知上传的作品未通过审核。</text:span></text:p>
      <text:p text:style-name="P27"><text:span text:style-name="T116">2</text:span>. 用况重新回到基本流的{用况终止}处。</text:p>
      <text:p text:style-name="P44"/>
      <text:p text:style-name="P44"/>
      <text:h text:style-name="P163" text:outline-level="1">用况<text:span text:style-name="T30">二：发布动态</text:span></text:h>
      <text:p text:style-name="P3"><text:span text:style-name="T32">1.</text:span><text:span text:style-name="T76">简略描述</text:span><text:span text:style-name="T81">:</text:span></text:p>
      <text:p text:style-name="P10">该用况描述了<text:span text:style-name="T19">发表者</text:span>如何<text:span text:style-name="T30">向社区发表自己想要表达展示的东西。</text:span></text:p>
      <text:p text:style-name="P3"><text:span text:style-name="T32">2. </text:span><text:span text:style-name="T76">参与者：</text:span></text:p>
      <text:p text:style-name="P48">发表者<text:span text:style-name="T118">(Publisher)</text:span></text:p>
      <text:p text:style-name="P3"><text:span text:style-name="T32">3. </text:span><text:span text:style-name="T76">用况图</text:span></text:p>
      <text:p text:style-name="P7"><text:span text:style-name="T34">4</text:span><text:span text:style-name="T33">. </text:span><text:span text:style-name="T90">前置条件：</text:span></text:p>
      <text:p text:style-name="P36"><text:span text:style-name="T49">1</text:span><text:span text:style-name="T48">.网络</text:span><text:span text:style-name="T45">已连通。</text:span></text:p>
      <text:p text:style-name="P7"><text:span text:style-name="T35">5</text:span><text:span text:style-name="T32">. </text:span><text:span text:style-name="T76">基本流</text:span></text:p>
      <text:p text:style-name="P46"><text:span text:style-name="T70">1</text:span><text:span text:style-name="T31">. </text:span><text:span text:style-name="T21">发表者</text:span><text:span text:style-name="T72">选择发动态选项</text:span></text:p>
      <text:p text:style-name="P47"><text:span text:style-name="T72">{发布动态</text:span><text:span text:style-name="T31">}</text:span></text:p>
      <text:p text:style-name="P35"><text:s text:c="7"/>2. <text:span text:style-name="T13">发表者</text:span>进入编辑动态界面</text:p>
      <text:p text:style-name="P41">3.<text:span text:style-name="T16">发表者</text:span>选择性的编辑文字、添加图片、配上音乐。</text:p>
      <text:p text:style-name="P51">4. <text:span text:style-name="T16">发表者</text:span>选择发送选项。</text:p>
      <text:p text:style-name="P52"><text:soft-page-break/>{发布成功}</text:p>
      <text:p text:style-name="P50"><text:s text:c="8"/>5. 跳到朋友动态界面<text:span text:style-name="T94">，第一条显示就是刚刚发送的动态。</text:span></text:p>
      <text:p text:style-name="P53">6. 用况终止。</text:p>
      <text:p text:style-name="P3"/>
      <text:p text:style-name="P7"><text:span text:style-name="T35">6</text:span><text:span text:style-name="T32">. </text:span><text:span text:style-name="T84">备选流</text:span></text:p>
      <text:p text:style-name="P29">6.1 发布视频</text:p>
      <text:p text:style-name="P6"><text:span text:style-name="T60">在{发布动态}</text:span><text:span text:style-name="T61">处，如果</text:span><text:span text:style-name="T18">发表者</text:span><text:span text:style-name="T61">选择了发布视频，则</text:span></text:p>
      <text:p text:style-name="P11">1. 界面显示本地视频。</text:p>
      <text:p text:style-name="P12">2. <text:span text:style-name="T23">发表者</text:span>选择在时间长度在5s到5min之间的小视频，选择选项确定。</text:p>
      <text:p text:style-name="P11">3. 转到编辑视频信息界面。</text:p>
      <text:p text:style-name="P6"><text:span text:style-name="T62">4. </text:span><text:span text:style-name="T18">发表者</text:span><text:span text:style-name="T62">填写视频标题，选择性描述</text:span><text:span text:style-name="T63">、</text:span><text:span text:style-name="T62">添加视频中的音乐、标签</text:span><text:span text:style-name="T63">（搞笑、鬼畜、二次元、科技...）。选择选项确定。</text:span></text:p>
      <text:p text:style-name="P13">5. 用况恢复到基本流的{发布成功}处。</text:p>
      <text:p text:style-name="P13"/>
      <text:p text:style-name="P13"/>
      <text:p text:style-name="P13"/>
      <text:p text:style-name="P13"/>
      <text:p text:style-name="P14"><text:span text:style-name="T29">//</text:span>新人剪辑播放量主要来自大数据推荐，别人看了类似的，给他推荐过去。火的题材人多，播放量就多了</text:p>
      <text:p text:style-name="P14">另外标题是否吸引人，封面的作用，标签是否涵盖的全面（以保证有人搜相关内容的时候可以看到，当然标题里已经出现过的就不必写在标签里了）</text:p>
      <text:h text:style-name="P163" text:outline-level="1">用况<text:span text:style-name="T29">三：视频投稿 <text:s/></text:span></text:h>
      <text:p text:style-name="P3"><text:span text:style-name="T32">1.</text:span><text:span text:style-name="T76">简略描述</text:span><text:span text:style-name="T81">:</text:span></text:p>
      <text:p text:style-name="P5"><text:span text:style-name="T80">该用况描述了</text:span><text:span text:style-name="T16">原创</text:span><text:span text:style-name="T17">者</text:span><text:span text:style-name="T80">如何</text:span><text:span text:style-name="T79">将自己的原创视频上传至平台。</text:span></text:p>
      <text:p text:style-name="P3"><text:span text:style-name="T32">2. </text:span><text:span text:style-name="T76">参与者：</text:span></text:p>
      <text:p text:style-name="P48">原创<text:span text:style-name="T115">者(OriginalAuthor)</text:span></text:p>
      <text:p text:style-name="P3"><text:span text:style-name="T32">3. </text:span><text:span text:style-name="T76">用况图</text:span></text:p>
      <text:p text:style-name="P7"><text:span text:style-name="T34">4</text:span><text:span text:style-name="T33">. </text:span><text:span text:style-name="T90">前置条件：</text:span></text:p>
      <text:p text:style-name="P36"><text:span text:style-name="T49">1</text:span><text:span text:style-name="T48">.网络</text:span><text:span text:style-name="T45">已连通。</text:span></text:p>
      <text:p text:style-name="P7"><text:soft-page-break/><text:span text:style-name="T35">5</text:span><text:span text:style-name="T32">. </text:span><text:span text:style-name="T76">基本流</text:span></text:p>
      <text:p text:style-name="P45"><text:span text:style-name="T70">1</text:span><text:span text:style-name="T31">. </text:span><text:span text:style-name="T21">原创</text:span><text:span text:style-name="T22">者</text:span><text:span text:style-name="T72">选择视频投稿选项</text:span><text:span text:style-name="T73">。</text:span></text:p>
      <text:p text:style-name="P28">{阅读协议}</text:p>
      <text:p text:style-name="P40"><text:span text:style-name="T58"><text:s text:c="8"/>2. 进入阅读协议界面</text:span><text:span text:style-name="T43">，</text:span><text:span text:style-name="T16">原创</text:span><text:span text:style-name="T17">者</text:span><text:span text:style-name="T43">选择同意选项。</text:span></text:p>
      <text:p text:style-name="P23">{选择上传文件}</text:p>
      <text:p text:style-name="P42"><text:span text:style-name="T49"><text:s text:c="8"/>3</text:span><text:span text:style-name="T45">. </text:span><text:span text:style-name="T50">进入添加文件选项界面</text:span><text:span text:style-name="T54">。</text:span></text:p>
      <text:p text:style-name="P56"><text:span text:style-name="T45">4. </text:span><text:span text:style-name="T16">原创</text:span><text:span text:style-name="T17">者</text:span><text:span text:style-name="T50">选择一个文件</text:span><text:span text:style-name="T45">，并选择确认上传选项。</text:span></text:p>
      <text:p text:style-name="P23">{作品初审}</text:p>
      <text:p text:style-name="P54"><text:span text:style-name="T56"><text:s text:c="9"/>5</text:span><text:span text:style-name="T55">. </text:span><text:span text:style-name="T64">进入填写视频详细信息界面。</text:span></text:p>
      <text:p text:style-name="P55"><text:span text:style-name="T64">6. </text:span><text:span text:style-name="T16">原创</text:span><text:span text:style-name="T17">者</text:span><text:span text:style-name="T64">填写视频</text:span><text:span text:style-name="T65">的标题、封面、标签（最多填3个）、描述、BGM。</text:span></text:p>
      <text:p text:style-name="P16">7. <text:span text:style-name="T23">原创</text:span><text:span text:style-name="T24">者</text:span>选择确定上传选项。</text:p>
      <text:p text:style-name="P57"><text:span text:style-name="T64">8. </text:span><text:span text:style-name="T66">界面显示“视频正在审核中...”。</text:span></text:p>
      <text:p text:style-name="P20">{审核回馈}</text:p>
      <text:p text:style-name="P20"><text:span text:style-name="T66"><text:s text:c="7"/>9. 原创</text:span><text:span text:style-name="T92">者</text:span><text:span text:style-name="T66">收到私信，被告知投稿</text:span><text:span text:style-name="T92">的视频</text:span><text:span text:style-name="T93">已上架</text:span><text:span text:style-name="T66">。</text:span></text:p>
      <text:p text:style-name="P22">{查看视频详情}</text:p>
      <text:p text:style-name="P109"><text:s text:c="7"/>10. 作者在个人主页上查看投稿作品详情，包含评论、听众数量等其他歌曲基本信息。</text:p>
      <text:p text:style-name="P57"><text:span text:style-name="T66">{用况终止</text:span><text:span text:style-name="T64">}</text:span></text:p>
      <text:p text:style-name="P57"><text:span text:style-name="T66"><text:s text:c="8"/></text:span><text:span text:style-name="T67">1</text:span><text:span text:style-name="T68">1</text:span><text:span text:style-name="T66">. 用况终止</text:span><text:span text:style-name="T64">。</text:span></text:p>
      <text:p text:style-name="P3"/>
      <text:p text:style-name="P7"><text:span text:style-name="T35">6</text:span><text:span text:style-name="T32">. </text:span><text:span text:style-name="T84">备选流</text:span></text:p>
      <text:p text:style-name="P29">6.<text:span text:style-name="T95">1</text:span> 作品初步审核</text:p>
      <text:p text:style-name="P23">在{作品初审}处，如果上传的文件不满足视频时长<text:span text:style-name="T95">在5s至5min之间、</text:span>则</text:p>
      <text:p text:style-name="P23">1. 界面显示上传失败以及详情。</text:p>
      <text:p text:style-name="P23">2. 如果帐号拥有者选择重新上传选项，则用况重新回到基本流的{选择上传文件}处。</text:p>
      <text:p text:style-name="P33">3. 用况重新回到基本流的{用况终止}处。</text:p>
      <text:p text:style-name="P30">6.<text:span text:style-name="T95">2</text:span> <text:s/>协议签订</text:p>
      <text:p text:style-name="P23">在{阅读协议}处，如果账户选择推出选项，则</text:p>
      <text:p text:style-name="P15">1. 用况重新回到基本流的{用况终止}处。</text:p>
      <text:p text:style-name="P32">6.3 审核未通过</text:p>
      <text:p text:style-name="P26"><text:soft-page-break/>在<text:span text:style-name="T114">{审核回馈}处，如果审核未通过，则</text:span></text:p>
      <text:p text:style-name="P26">1. <text:s/><text:span text:style-name="T114">作者收到私信，被告知上传的作品未通过审核。</text:span></text:p>
      <text:p text:style-name="P27"><text:span text:style-name="T116">2</text:span>. 用况重新回到基本流的{用况终止}处。</text:p>
      <text:p text:style-name="P108"><text:span text:style-name="T74">用况</text:span><text:span text:style-name="T75">四</text:span><text:span text:style-name="T74">：听歌</text:span></text:p>
      <text:p text:style-name="P147"><text:span text:style-name="T37">1.</text:span><text:span text:style-name="T77">简略描述</text:span><text:span text:style-name="T83">:</text:span></text:p>
      <text:p text:style-name="P147"><text:span text:style-name="T83"><text:s text:c="3"/></text:span><text:span text:style-name="T124"><text:s/>music_consumer上系统找歌并听歌</text:span></text:p>
      <text:p text:style-name="P147"><text:span text:style-name="T38">2. </text:span><text:span text:style-name="T78">参与者：</text:span></text:p>
      <text:p text:style-name="P147"><text:span text:style-name="T78"><text:s text:c="2"/></text:span><text:span text:style-name="T123">music_consumer、第三方支付平台</text:span></text:p>
      <text:p text:style-name="P147"/>
      <text:p text:style-name="P134"><text:span text:style-name="T32">3. </text:span><text:span text:style-name="T76">用况图</text:span></text:p>
      <text:p text:style-name="P161"><text:span text:style-name="T40">4</text:span><text:span text:style-name="T39">. </text:span><text:span text:style-name="T91">前置条件：</text:span></text:p>
      <text:p text:style-name="P148">1、账户已经登录</text:p>
      <text:p text:style-name="P148">2、music_consumer选择浏览歌单<text:span text:style-name="T125">或单曲</text:span></text:p>
      <text:p text:style-name="P148"/>
      <text:p text:style-name="P149">（这个行为好难定义哦！用户查看其他用户的排行榜也算是浏览歌曲，）</text:p>
      <text:p text:style-name="P150">（只有听歌排行不是歌单形式，其他全是歌单形式，包括排行榜，考虑把听歌排行也做成歌单形式，可以直接播放???）</text:p>
      <text:p text:style-name="P150">（直接搜索歌曲或者收到用户之间的歌曲分享）</text:p>
      <text:p text:style-name="P150"><text:s text:c="2"/><text:span text:style-name="T125">(在动态里面也可以听歌！)</text:span></text:p>
      <text:p text:style-name="P149">（你听歌专门去动态？？？去动态就是看动态的！！！！）</text:p>
      <text:p text:style-name="P149">（私信里面也可以听歌！）</text:p>
      <text:p text:style-name="P149"/>
      <text:p text:style-name="P151">（专辑也是歌单 <text:s/>歌单的定义就是有个封面，有个作者，歌曲1-*首）</text:p>
      <text:p text:style-name="P151"/>
      <text:p text:style-name="P151">//搜索单曲/歌手/专辑是不是另外<text:span text:style-name="T125">的用况？？？ <text:s/>和账户登录一样做成支持用况？？</text:span></text:p>
      <text:p text:style-name="P148"/>
      <text:p text:style-name="P148"/>
      <text:p text:style-name="P156"><text:span text:style-name="T35">5</text:span><text:span text:style-name="T32">. </text:span><text:span text:style-name="T76">基本流</text:span></text:p>
      <text:p text:style-name="P155"/>
      <text:p text:style-name="P146">{浏览歌单或单曲}</text:p>
      <text:p text:style-name="P157">1、<text:span text:style-name="T123">music_consumer</text:span><text:span text:style-name="T134">选择浏览歌单</text:span><text:span text:style-name="T133">或单曲</text:span><text:span text:style-name="T132">或专辑</text:span></text:p>
      <text:p text:style-name="P158">{显示歌单或单曲详细信息}</text:p>
      <text:p text:style-name="P148"><text:span text:style-name="T125">2</text:span>、<text:span text:style-name="T130">music_consumer</text:span><text:span text:style-name="T131">选择浏览歌单</text:span><text:span text:style-name="T132">或专辑</text:span><text:span text:style-name="T133">，</text:span>系统显示歌单<text:span text:style-name="T135">或专辑相关信息</text:span></text:p>
      <text:p text:style-name="P151">{选择歌单}</text:p>
      <text:p text:style-name="P152"><text:span text:style-name="T125">3</text:span>、music_consumer选择要打开的歌单<text:span text:style-name="T135">或专辑</text:span></text:p>
      <text:p text:style-name="P151">{展示歌单}</text:p>
      <text:p text:style-name="P152"><text:span text:style-name="T125">4</text:span>、系统展示歌单<text:span text:style-name="T135">或专辑</text:span>的详细信息</text:p>
      <text:p text:style-name="P151">{选择单曲}</text:p>
      <text:p text:style-name="P152"><text:span text:style-name="T125">5</text:span>、music_consumer选择<text:span text:style-name="T136">单</text:span>曲</text:p>
      <text:p text:style-name="P149">{展示单曲}</text:p>
      <text:p text:style-name="P149">6、系统显示单曲详细信息</text:p>
      <text:p text:style-name="P149">7、<text:span text:style-name="T137">music_consumer播放单曲</text:span></text:p>
      <text:p text:style-name="P151"><text:soft-page-break/>{播放单曲}</text:p>
      <text:p text:style-name="P152"><text:span text:style-name="T125">8</text:span>、系统<text:span text:style-name="T136">将单曲加入到播放列表并播放</text:span></text:p>
      <text:p text:style-name="P152"><text:span text:style-name="T125">9</text:span>、music_<text:span text:style-name="T138">consumer关闭系统</text:span></text:p>
      <text:p text:style-name="P153"><text:span text:style-name="T125">10</text:span>、用况结束</text:p>
      <text:p text:style-name="P153"/>
      <text:p text:style-name="P154"><text:span text:style-name="T41">6</text:span><text:span text:style-name="T42">. </text:span><text:span text:style-name="T88">备选流</text:span></text:p>
      <text:p text:style-name="P159"/>
      <text:p text:style-name="P160">这个到底算是听歌用况的备选流还是 支持用况哦！ <text:s/>因为看视频用况也有用到啊，有点像登录了</text:p>
      <text:p text:style-name="P160"/>
      <text:p text:style-name="P160"/>
      <text:p text:style-name="P141"/>
      <text:p text:style-name="P141">在{浏览歌单或单曲}中music_consumer选择浏览单曲</text:p>
      <text:p text:style-name="P141">A1 {搜索单曲}</text:p>
      <text:p text:style-name="P141"/>
      <text:p text:style-name="P142">1、music_consumer选择搜索</text:p>
      <text:p text:style-name="P142">2、系统提供搜索框以及热门搜索，搜索历史</text:p>
      <text:p text:style-name="P142">3、music_consumer在搜索框中填入文本</text:p>
      <text:p text:style-name="P142">4、系统在用户输入过程中出现提示信息（相同歌名）</text:p>
      <text:p text:style-name="P142">6、music_consumer确认搜索</text:p>
      <text:p text:style-name="P142">7、系统显示搜索结果</text:p>
      <text:p text:style-name="P142">8、music_consumer查看结果</text:p>
      <text:p text:style-name="P142">9.a如果music_consumer选择单曲，用况回到{展示单曲}</text:p>
      <text:p text:style-name="P142">9.b 如果music_consumer选择视频，用况跳到看视频用况</text:p>
      <text:p text:style-name="P142"><text:s/>9.c <text:s/>如果music_consumer选择歌单或专辑， 用况回到{展示歌单}</text:p>
      <text:p text:style-name="P142">9.d <text:s text:c="3"/>如果music_consumer选择歌手、用户</text:p>
      <text:p text:style-name="P142">9.d.1 系统显示歌手页面</text:p>
      <text:p text:style-name="P143">阿这个要怎么写下去！！！！！！</text:p>
      <text:p text:style-name="P143">私信里分享的歌曲也是<text:span text:style-name="T139">有</text:span>在听歌用况里面<text:span text:style-name="T139">？？</text:span></text:p>
      <text:p text:style-name="P142"/>
      <text:p text:style-name="P143"/>
      <text:p text:style-name="P143">在{展示歌单}</text:p>
      <text:p text:style-name="P143"/>
      <text:p text:style-name="P143">A2 收藏歌单</text:p>
      <text:p text:style-name="P143"/>
      <text:p text:style-name="P143">A3 下载歌单</text:p>
      <text:p text:style-name="P143"/>
      <text:p text:style-name="P143">A4 评论歌单</text:p>
      <text:p text:style-name="P143"/>
      <text:p text:style-name="P143">A5 转发歌单</text:p>
      <text:p text:style-name="P143"/>
      <text:p text:style-name="P143">在{展示单曲}和{播放单曲}中</text:p>
      <text:p text:style-name="P143"/>
      <text:p text:style-name="P143">A6 分享单曲</text:p>
      <text:p text:style-name="P143"/>
      <text:p text:style-name="P143">A7 收藏单曲</text:p>
      <text:p text:style-name="P143"><text:s/></text:p>
      <text:p text:style-name="P143">A8 评论单曲</text:p>
      <text:p text:style-name="P143"/>
      <text:p text:style-name="P143">A9 下载单曲</text:p>
      <text:p text:style-name="P143"/>
      <text:p text:style-name="P143">A10 查看歌词</text:p>
      <text:p text:style-name="P143"/>
      <text:p text:style-name="P143">在{播放单曲中}</text:p>
      <text:p text:style-name="P143"/>
      <text:p text:style-name="P143"><text:soft-page-break/>A11 切换<text:span text:style-name="T139">单</text:span>曲</text:p>
      <text:p text:style-name="P143"/>
      <text:p text:style-name="P144">A12 暂停单曲</text:p>
      <text:p text:style-name="P144"/>
      <text:p text:style-name="P144">A13 设置单曲播放顺序</text:p>
      <text:p text:style-name="P145">A14 设置播放列表</text:p>
      <text:p text:style-name="P27"/>
      <text:p text:style-name="P107">用况<text:span text:style-name="T122">五</text:span>：看视频</text:p>
      <text:p text:style-name="P102"><text:span text:style-name="T86">1、简略</text:span><text:span text:style-name="T85">描述</text:span>：浏览者在系统上观看所有类型的视频</text:p>
      <text:p text:style-name="P122"><text:span text:style-name="T82">2、参与者</text:span>： <text:span text:style-name="T53">audience</text:span></text:p>
      <text:p text:style-name="P111"><text:span text:style-name="T89"/></text:p>
      <text:p text:style-name="P121"><text:span text:style-name="T32">3</text:span><text:span text:style-name="T36">、</text:span><text:span text:style-name="T32"> </text:span><text:span text:style-name="T76">用况图</text:span></text:p>
      <text:p text:style-name="P122"><text:span text:style-name="T82">4、前置条件</text:span>：</text:p>
      <text:p text:style-name="P122"/>
      <text:p text:style-name="P133"><text:span text:style-name="T69">audience</text:span>选择浏览视频</text:p>
      <text:p text:style-name="P122"/>
      <text:p text:style-name="P135">5、基本流</text:p>
      <text:p text:style-name="P139">1、系统显示提供的视频、视频相关信息</text:p>
      <text:p text:style-name="P139">{选择视频}</text:p>
      <text:p text:style-name="P139">2、 audience选择要观看的视频</text:p>
      <text:p text:style-name="P139">{播放视频}</text:p>
      <text:p text:style-name="P139">3、 系统播放视频</text:p>
      <text:p text:style-name="P139">4、系统播放视频结束，提醒audience是否重播</text:p>
      <text:p text:style-name="P139">5、audience选择是</text:p>
      <text:p text:style-name="P139">6、用况回到{播放视频}</text:p>
      <text:p text:style-name="P139">7、audience选择否</text:p>
      <text:p text:style-name="P139">8、用况回到{选择视频}</text:p>
      <text:p text:style-name="P139">9、audience选择离开，用况结束 <text:s text:c="11"/></text:p>
      <text:p text:style-name="P139">//？？要写吗</text:p>
      <text:p text:style-name="P139">//？？这样写对吗</text:p>
      <text:p text:style-name="P137"/>
      <text:p text:style-name="P130"><text:span text:style-name="T35">6</text:span><text:span text:style-name="T32">. </text:span><text:span text:style-name="T84">备选流</text:span></text:p>
      <text:p text:style-name="P131"/>
      <text:p text:style-name="P113">在{播放视频} 如果audience选择关注视频上传者</text:p>
      <text:p text:style-name="P113">A1 关注视频上传者</text:p>
      <text:p text:style-name="P133"><text:span text:style-name="T69">1</text:span>、<text:span text:style-name="T69"> audience</text:span> 选择 关注视频上传者</text:p>
      <text:p text:style-name="P133"><text:span text:style-name="T69">2</text:span>、系统在<text:span text:style-name="T69">audience</text:span>的关注列表中加入视频上传者，并且显示已关注</text:p>
      <text:p text:style-name="P133"><text:span text:style-name="T69">3</text:span>、回到基本流{播放视频}</text:p>
      <text:p text:style-name="P133"><text:soft-page-break/></text:p>
      <text:p text:style-name="P113">在{播放视频} 如果audience选择 取消关注视频上传者</text:p>
      <text:p text:style-name="P113">A2 取消关注视频上传者</text:p>
      <text:p text:style-name="P133"><text:span text:style-name="T69">1</text:span>、<text:span text:style-name="T69">audience</text:span> 选择 取消关注视频上传者</text:p>
      <text:p text:style-name="P133"><text:span text:style-name="T69">2</text:span>、系统在<text:span text:style-name="T69">audience</text:span>的关注列表中移除视频上传者，并且显示关注</text:p>
      <text:p text:style-name="P133"><text:span text:style-name="T69">3</text:span>、回到基本流{播放视频}</text:p>
      <text:p text:style-name="P126"/>
      <text:p text:style-name="P126"/>
      <text:p text:style-name="P113">在{播放视频}如果audience选择 点赞</text:p>
      <text:p text:style-name="P113">A3 点赞视频</text:p>
      <text:p text:style-name="P133"><text:span text:style-name="T69">1</text:span>、系统将视频的赞数量增加<text:span text:style-name="T69">1</text:span></text:p>
      <text:p text:style-name="P133"><text:span text:style-name="T69">2</text:span>、回到基本流{播放视频}</text:p>
      <text:p text:style-name="P133"/>
      <text:p text:style-name="P124"/>
      <text:p text:style-name="P113">在{播放视频}如果audience选择 取消点赞</text:p>
      <text:p text:style-name="P113">A4 取消点赞视频</text:p>
      <text:p text:style-name="P133"><text:span text:style-name="T69">1、</text:span>系统将视频的赞数量减少<text:span text:style-name="T69">1</text:span></text:p>
      <text:p text:style-name="P133"><text:span text:style-name="T69">2</text:span>、回到基本流{播放视频}</text:p>
      <text:p text:style-name="P133"/>
      <text:p text:style-name="P124"/>
      <text:p text:style-name="P113">在{播放视频}如果audience选择 评论</text:p>
      <text:p text:style-name="P113">A5 评论视频</text:p>
      <text:p text:style-name="P133"><text:span text:style-name="T69">1</text:span>、系统显示精彩评论和最新评论</text:p>
      <text:p text:style-name="P133"><text:span text:style-name="T69">2</text:span>、<text:span text:style-name="T69">audience</text:span>输入评论信息</text:p>
      <text:p text:style-name="P133"><text:span text:style-name="T69">3</text:span>、<text:span text:style-name="T69">audience</text:span> 选择发布评论</text:p>
      <text:p text:style-name="P133"><text:span text:style-name="T69">4</text:span>、系统显示通知成功并在最新评论中加入该评论</text:p>
      <text:p text:style-name="P133"><text:span text:style-name="T69">5</text:span>、回到基本流{播放视频}</text:p>
      <text:p text:style-name="P133"/>
      <text:p text:style-name="P133">在备选流{评论视频}任何位置，<text:span text:style-name="T69">audience</text:span>选择离开，用况回到{播放视频}</text:p>
      <text:p text:style-name="P133">//这个要如何表示？？？</text:p>
      <text:p text:style-name="P128"/>
      <text:p text:style-name="P113">在{播放视频}如果audience选择 转发</text:p>
      <text:p text:style-name="P113">A6 转发视频</text:p>
      <text:p text:style-name="P133"><text:span text:style-name="T69">1、</text:span>用况回到发布 动态用况 基本流 {*****}</text:p>
      <text:p text:style-name="P133"/>
      <text:p text:style-name="P133">//这个我不知道，茂儿你写吧</text:p>
      <text:p text:style-name="P133"/>
      <text:p text:style-name="P118"/>
      <text:p text:style-name="P105"/>
      <text:h text:style-name="P164" text:outline-level="1"><text:soft-page-break/>支持用况：</text:h>
      <text:h text:style-name="P165" text:outline-level="1">用况描述——私信</text:h>
      <text:p text:style-name="P98">私信目的<text:span text:style-name="T5">：我认为是</text:span><text:span text:style-name="T6">以歌曲为核心的分享和交流</text:span><text:span text:style-name="T8">，应该为用户提供找歌和听歌的便捷，单纯的聊天肯定应该支持，但不是主要目的，因为聊天用户可以有很多其他的平台选择）</text:span></text:p>
      <text:p text:style-name="P61"><text:span text:style-name="T8">简要描述</text:span><text:span text:style-name="T7">：</text:span><text:span text:style-name="T10">该用况描述了不同账户之间相互交流的过程。</text:span></text:p>
      <text:p text:style-name="P67">用况图：</text:p>
      <text:p text:style-name="P61"><text:span text:style-name="T7">参与者：</text:span><text:span text:style-name="T9">sender</text:span><text:span text:style-name="T10">、receiver</text:span></text:p>
      <text:p text:style-name="P68">前置条件：</text:p>
      <text:p text:style-name="P69">1.私信双方都已注册软件平台帐号。</text:p>
      <text:p text:style-name="P72"><text:span text:style-name="T7">2.私信双方应该为好友或关注关系。</text:span></text:p>
      <text:p text:style-name="P98">参与者<text:span text:style-name="T2">：sender，receiver</text:span></text:p>
      <text:p text:style-name="P66">基本<text:span text:style-name="T2">流：</text:span></text:p>
      <text:p text:style-name="P78">sender打开私信功能</text:p>
      <text:p text:style-name="P73"/>
      <text:p text:style-name="P73">系统显示好友<text:span text:style-name="T97">和已关注帐号、最近消息列表。</text:span></text:p>
      <text:p text:style-name="P73">{查看消息}</text:p>
      <text:p text:style-name="P79">1、sender与想要通信的用户建立对话框</text:p>
      <text:p text:style-name="P80">{编辑消息}</text:p>
      <text:p text:style-name="P79">2、sender点击文本<text:span text:style-name="T97">框</text:span></text:p>
      <text:p text:style-name="P81">3、系统处于文本输入状态。</text:p>
      <text:p text:style-name="P79">3、sender点击发送按钮发送消息</text:p>
      <text:p text:style-name="P79">4、receiver的软件的个人头像处显示消息通知（如果是手机平台的话，是否应该提供消息通知的功能，意思是以悬浮窗的形式展现。）</text:p>
      <text:p text:style-name="P79">5、系统在聊天记录中，新增一条聊天记录。</text:p>
      <text:p text:style-name="P79">6、receiver打开消息并阅读。</text:p>
      <text:p text:style-name="P82">{处理消息}</text:p>
      <text:p text:style-name="P80">7、用况终止<text:span text:style-name="T103">。</text:span></text:p>
      <text:p text:style-name="P62">备选流：</text:p>
      <text:p text:style-name="P74">查看收到<text:span text:style-name="T109">的消息：</text:span></text:p>
      <text:p text:style-name="P74"><text:span text:style-name="T98">1、在{</text:span>查看消息<text:span text:style-name="T98">}处，如果有收到且未查看的消息，则</text:span></text:p>
      <text:p text:style-name="P75"><text:soft-page-break/>（1）sender打开未读消息。</text:p>
      <text:p text:style-name="P75">（2）系统显示消息内容。</text:p>
      <text:p text:style-name="P75">（3）sender退出当前消息浏览界面，返回上一级。</text:p>
      <text:p text:style-name="P75">（4）系统关闭未读消息标记。</text:p>
      <text:p text:style-name="P75">（5）用况回到基本流{查看消息}处</text:p>
      <text:p text:style-name="P83">打开链接：</text:p>
      <text:p text:style-name="P84">2、<text:span text:style-name="T99">在{处理消息}处，如果</text:span>消息<text:span text:style-name="T99">中包含有</text:span>链接<text:span text:style-name="T99">，则</text:span></text:p>
      <text:p text:style-name="P85">（1）sender打开链接。</text:p>
      <text:p text:style-name="P85">（2）系统打开其它软件<text:span text:style-name="T100">或跳转至本系统相关目录下。</text:span></text:p>
      <text:p text:style-name="P86">（3）sender执行完相关操作后，通过返回按钮回到私信界面下。</text:p>
      <text:p text:style-name="P86">打开视频</text:p>
      <text:p text:style-name="P84">3、<text:span text:style-name="T100">在{处理消息}处，如果私信消息中包含视频内容，则</text:span></text:p>
      <text:p text:style-name="P86">（1）sender点击视频播放按钮。</text:p>
      <text:p text:style-name="P86">（2）系统判断当前网络状态</text:p>
      <text:p text:style-name="P86"><text:s text:c="9"/>若当前网络状态为数据流量</text:p>
      <text:p text:style-name="P86"><text:s text:c="9"/>a.系统提示是否用流量观看。</text:p>
      <text:p text:style-name="P86"><text:s text:c="9"/>b.sender选择确认<text:span text:style-name="T101">，则播放该视频。如果sender选择取消，则退出播放界面。</text:span></text:p>
      <text:p text:style-name="P87"><text:s text:c="9"/>c.用况回到{处理消息处}。</text:p>
      <text:p text:style-name="P87"><text:s text:c="9"/>若当前网络状态为wifi网络下，则</text:p>
      <text:p text:style-name="P87"><text:s text:c="10"/>a.系统播放该视频</text:p>
      <text:p text:style-name="P87"><text:s text:c="10"/>b.系统关闭其他软件的音频输出。</text:p>
      <text:p text:style-name="P88"><text:s text:c="10"/>c.视频播放结束。</text:p>
      <text:p text:style-name="P88"><text:s text:c="10"/>d.用况回到{处理消息}处</text:p>
      <text:p text:style-name="P86"><text:s/>回复消息<text:span text:style-name="T109">：</text:span></text:p>
      <text:p text:style-name="P88">4、在{处理消息}处，如果用户选择回复消息，则</text:p>
      <text:p text:style-name="P88">（1）用况回到编辑消息<text:span text:style-name="T102">处。</text:span></text:p>
      <text:p text:style-name="P80">屏蔽消息<text:span text:style-name="T109">：</text:span></text:p>
      <text:p text:style-name="P84"><text:span text:style-name="T109">5</text:span>、<text:span text:style-name="T102">在{处理消息}处，如果sender感到</text:span>被打扰<text:span text:style-name="T102">了，想要</text:span>屏蔽对方消息<text:span text:style-name="T102">，则</text:span></text:p>
      <text:p text:style-name="P80">（1）sender点击对方头像。</text:p>
      <text:p text:style-name="P80"><text:soft-page-break/>（2）系统显示sender对该用户的相关权限设置。</text:p>
      <text:p text:style-name="P80">（3）用户点击屏蔽对方消息按钮。</text:p>
      <text:p text:style-name="P81">5、<text:span text:style-name="T102">在基本流任意位置处，如果接受到新的消息，则</text:span></text:p>
      <text:p text:style-name="P80">（1）sender返回消息列表。</text:p>
      <text:p text:style-name="P80">（2）sender选择新消息进行查看。</text:p>
      <text:p text:style-name="P80">（3）用况结束。</text:p>
      <text:p text:style-name="P81"/>
      <text:p text:style-name="P63">后置条件<text:span text:style-name="T96">：</text:span></text:p>
      <text:p text:style-name="P76">1、用户退出聊天界面。</text:p>
      <text:p text:style-name="P89">1、系统记录并保存了聊天信息。</text:p>
      <text:h text:style-name="P165" text:outline-level="1">用况描述——购买<text:span text:style-name="T2">vip会员</text:span></text:h>
      <text:p text:style-name="P90"/>
      <text:p text:style-name="P90">可以<text:span text:style-name="T3">给自己购买，也可以给好友购买， 用户可能不是从“我的vip”这个入口进行购买的，可能在其他地方，比如在听某首歌时因只有会员才能听，于是选择了购买vip</text:span></text:p>
      <text:p text:style-name="P90">网易<text:span text:style-name="T4">云音乐中“我购买的单曲”也在“vip会员”选项中</text:span></text:p>
      <text:p text:style-name="P90">包含哪些特权？<text:span text:style-name="T4">（下面为主要内容）</text:span></text:p>
      <text:p text:style-name="P90">1、下载付费音乐（普通用户若不愿购买vip，则可以<text:span text:style-name="T3">花钱购买单曲(本质上可以实现为一定资金购买一定数目的歌曲））（专享曲库）。---------------------v&amp;sv</text:span></text:p>
      <text:p text:style-name="P91">2、畅享无损音质（音质）---------------------<text:span text:style-name="T4">v&amp;sv</text:span></text:p>
      <text:p text:style-name="P91">3、专属电台----------------------------sv</text:p>
      <text:p text:style-name="P91">4、付费产品折扣------------------------sv</text:p>
      <text:p text:style-name="P92">5、专属主题（自己想的）-----------------v&amp;sv</text:p>
      <text:p text:style-name="P70">6、专享歌词图片----------------------------v&amp;sv</text:p>
      <text:p text:style-name="P70"/>
      <text:p text:style-name="P70"/>
      <text:p text:style-name="P61"><text:span text:style-name="T8">简要描述</text:span><text:span text:style-name="T7">：</text:span><text:span text:style-name="T11">该用况描述用户如何购买vip以获得更好的产品体验。</text:span></text:p>
      <text:p text:style-name="P67">用况图：</text:p>
      <text:p text:style-name="P61"><text:span text:style-name="T7">参与者：</text:span><text:span text:style-name="T12">consumer</text:span></text:p>
      <text:p text:style-name="P68">前置条件：</text:p>
      <text:p text:style-name="P93"><text:soft-page-break/></text:p>
      <text:p text:style-name="P84">1、用户拥有普通用户帐号</text:p>
      <text:p text:style-name="P84">2、系统本身提供支付<text:span text:style-name="T28">或提供第三方支付功能。</text:span></text:p>
      <text:p text:style-name="P60"><text:span text:style-name="T105">3、</text:span>用户<text:span text:style-name="T105">从某个入口进入了购买vip的界面。</text:span></text:p>
      <text:p text:style-name="P66">基本<text:span text:style-name="T2">流：</text:span></text:p>
      <text:p text:style-name="P60">1、consumer打开我的vip模块</text:p>
      <text:p text:style-name="P60">2、consumer浏览vip模块相应的权限</text:p>
      <text:p text:style-name="P60">3、consumer选择是否vip</text:p>
      <text:p text:style-name="P60">4、consumer选择时长<text:span text:style-name="T104">（月、季度、年）</text:span></text:p>
      <text:p text:style-name="P94">{选择用户}</text:p>
      <text:p text:style-name="P60">5、consumer付款（确认支付信息）</text:p>
      <text:p text:style-name="P95">{支付}</text:p>
      <text:p text:style-name="P60">6、系统生成消费记录</text:p>
      <text:p text:style-name="P60">7、系统向用户手机发送支付成功短信</text:p>
      <text:p text:style-name="P60"><text:span text:style-name="T104">8</text:span>、系统更改用户账户相应信息。</text:p>
      <text:p text:style-name="P96">9、用况</text:p>
      <text:p text:style-name="P64">备选流：</text:p>
      <text:p text:style-name="P65">为他人购买vip会员</text:p>
      <text:p text:style-name="P60">1、<text:span text:style-name="T105">在{选择用户}处，如果consumer想要为其他用户购买vip，则</text:span></text:p>
      <text:p text:style-name="P97">（1）consumer点击赠送按钮。</text:p>
      <text:p text:style-name="P97">（2）系统显示帐号输入框</text:p>
      <text:p text:style-name="P97">{输入帐号}</text:p>
      <text:p text:style-name="P97">（3）consumer输入好友帐号，点击确认。</text:p>
      <text:p text:style-name="P97">（4）系统显示<text:span text:style-name="T106">查</text:span>找结果。</text:p>
      <text:p text:style-name="P97">（5）</text:p>
      <text:p text:style-name="P97"><text:s text:c="3"/>a.若找到相关帐号，则consumer选择帐号进行赠送<text:span text:style-name="T106">，用况回到{选择用户}处</text:span>。</text:p>
      <text:p text:style-name="P97"><text:s text:c="3"/>b.若未<text:span text:style-name="T106">查</text:span>找到相关信息<text:span text:style-name="T106">，consumer点击重新输入，用况回到{输入帐号}处。</text:span></text:p>
      <text:p text:style-name="P97">支付失败<text:span text:style-name="T109">：</text:span></text:p>
      <text:p text:style-name="P95"><text:span text:style-name="T107">2、</text:span>在{支付}处，如果consumer支付失败（余额不足），则</text:p>
      <text:p text:style-name="P96"><text:soft-page-break/>（1）用户关闭支付窗口，取消订单。</text:p>
      <text:p text:style-name="P96">（2）用况回到用况终止处。</text:p>
      <text:p text:style-name="P95"/>
      <text:p text:style-name="P60"/>
      <text:p text:style-name="P64">后置条件<text:span text:style-name="T96">：</text:span></text:p>
      <text:p text:style-name="P77">1、若购买成功，则拥有vip特权的账户拥有相关功能或权限。</text:p>
      <text:p text:style-name="P77">2、若购买失败，consumer资金以及账户信息不变。</text:p>
      <text:p text:style-name="P60"/>
      <text:h text:style-name="P164" text:outline-level="1">个人账户管理</text:h>
      <text:p text:style-name="P3"><text:span text:style-name="T32">1.</text:span><text:span text:style-name="T76">简略描述</text:span><text:span text:style-name="T81">:</text:span></text:p>
      <text:p text:style-name="P8">该用况描述了帐号拥有者如何<text:span text:style-name="T29">对个人的资料信息进行管理。</text:span></text:p>
      <text:p text:style-name="P3"><text:span text:style-name="T32">2. </text:span><text:span text:style-name="T76">参与者：</text:span></text:p>
      <text:p text:style-name="P48">帐号拥有者</text:p>
      <text:p text:style-name="P3"><text:span text:style-name="T32">3. </text:span><text:span text:style-name="T76">用况图</text:span></text:p>
      <text:p text:style-name="P7"><text:span text:style-name="T34">4</text:span><text:span text:style-name="T33">. </text:span><text:span text:style-name="T90">前置条件：</text:span></text:p>
      <text:p text:style-name="P36"><text:span text:style-name="T49">1</text:span><text:span text:style-name="T48">.网络</text:span><text:span text:style-name="T45">已连通。</text:span></text:p>
      <text:p text:style-name="P7"><text:span text:style-name="T35">5</text:span><text:span text:style-name="T32">. </text:span><text:span text:style-name="T76">基本流</text:span></text:p>
      <text:p text:style-name="P44"><text:span text:style-name="T70">1</text:span><text:span text:style-name="T31">. </text:span><text:span text:style-name="T71">帐号拥有</text:span><text:span text:style-name="T72">者选择个人资料选项</text:span></text:p>
      <text:p text:style-name="P34">2. 进入编辑个人资料界面</text:p>
      <text:p text:style-name="P38">3.选择性的修改头像、个人主页背景、昵称、性别、生日、地区、大学、签名、个人主页展示设置。</text:p>
      <text:p text:style-name="P50">4. 选择保存选项</text:p>
      <text:p text:style-name="P58">5. 用况终止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2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方正行楷_GBK" svg:font-family="方正行楷_GBK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4-05T22:56:01.968533223</dc:date>
    <meta:editing-duration>PT5H30M55S</meta:editing-duration>
    <meta:editing-cycles>26</meta:editing-cycles>
    <meta:generator>LibreOffice/5.3.3.2$Linux_X86_64 LibreOffice_project/3d9a8b4b4e538a85e0782bd6c2d430bafe583448</meta:generator>
    <meta:document-statistic meta:table-count="0" meta:image-count="0" meta:object-count="0" meta:page-count="14" meta:paragraph-count="372" meta:word-count="4958" meta:character-count="6583" meta:non-whitespace-character-count="5962"/>
  </office:meta>
</office:document-meta>
</file>